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5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ackground-color="#fffbcc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1b75bc" fo:font-weight="bold" style:font-weight-asian="bold" style:font-weight-complex="bold"/>
    </style:style>
    <style:style style:name="ce5" style:family="table-cell" style:parent-style-name="Default">
      <style:text-properties fo:color="#1b75bc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f413d" fo:font-weight="bold" style:font-weight-asian="bold" style:font-weight-complex="bold"/>
    </style:style>
    <style:style style:name="ce7" style:family="table-cell" style:parent-style-name="Default">
      <style:table-cell-properties fo:background-color="#fffbcc"/>
      <style:text-properties fo:color="#ef413d"/>
    </style:style>
    <style:style style:name="ce8" style:family="table-cell" style:parent-style-name="Default">
      <style:text-properties fo:color="#ef413d"/>
    </style:style>
    <style:style style:name="ce2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ccbe00" fo:font-weight="bold" style:font-weight-asian="bold" style:font-weight-complex="bold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fffbcc"/>
      <style:text-properties fo:color="#000000"/>
    </style:style>
    <style:style style:name="ce11" style:family="table-cell" style:parent-style-name="Default">
      <style:text-properties fo:color="#000000"/>
    </style:style>
    <style:style style:name="ce15" style:family="table-cell" style:parent-style-name="Default">
      <style:table-cell-properties fo:background-color="#fffbcc"/>
    </style:style>
    <style:style style:name="ce14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eeeee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eitreihe" table:style-name="ta1">
        <table:shapes>
          <draw:frame draw:z-index="0" draw:style-name="gr1" draw:text-style-name="P1" svg:width="227.4mm" svg:height="129.45mm" svg:x="155.98mm" svg:y="30.93mm">
            <draw:object draw:notify-on-update-of-ranges="Zeitreihe.A3:Zeitreihe.A132 Zeitreihe.A3:Zeitreihe.A132 Zeitreihe.B2:Zeitreihe.B2 Zeitreihe.B3:Zeitreihe.B132 Zeitreihe.A3:Zeitreihe.A132 Zeitreihe.C2:Zeitreihe.C2 Zeitreihe.C3:Zeitreihe.C132 Zeitreihe.A3:Zeitreihe.A132 Zeitreihe.D2:Zeitreihe.D2 Zeitreihe.D3:Zeitreihe.D1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11"/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4"/>
          <table:table-cell table:style-name="ce6"/>
          <table:table-cell table:style-name="ce24" office:value-type="string" calcext:value-type="string">
            <text:p>Yellow background indicates cells for editing</text:p>
          </table:table-cell>
          <table:table-cell table:style-name="ce1"/>
          <table:table-cell table:style-name="ce6"/>
          <table:table-cell/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Time t</text:p>
          </table:table-cell>
          <table:table-cell table:style-name="ce4" office:value-type="string" calcext:value-type="string">
            <text:p>S</text:p>
          </table:table-cell>
          <table:table-cell table:style-name="ce6" office:value-type="string" calcext:value-type="string">
            <text:p>I</text:p>
          </table:table-cell>
          <table:table-cell table:style-name="ce9" office:value-type="string" calcext:value-type="string">
            <text:p>R</text:p>
          </table:table-cell>
          <table:table-cell table:style-name="ce1" office:value-type="string" calcext:value-type="string">
            <text:p>BRN</text:p>
          </table:table-cell>
          <table:table-cell table:style-name="ce6" office:value-type="string" calcext:value-type="string">
            <text:p>next I</text:p>
          </table:table-cell>
          <table:table-cell/>
          <table:table-cell table:style-name="ce12" office:value-type="string" calcext:value-type="string">
            <text:p>Population Count</text:p>
          </table:table-cell>
          <table:table-cell table:style-name="ce15" office:value-type="float" office:value="10000" calcext:value-type="float">
            <text:p>10000</text:p>
          </table:table-cell>
        </table:table-row>
        <table:table-row table:style-name="ro1">
          <table:table-cell table:style-name="ce2" office:value-type="date" office:date-value="2020-01-01" calcext:value-type="date">
            <text:p>01.01.20</text:p>
          </table:table-cell>
          <table:table-cell table:formula="of:=[.I2]-[.C3]-[.D3]" office:value-type="float" office:value="9999" calcext:value-type="float">
            <text:p>9999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formula="of:=IF(AND([.B3]/[.$I$2] &lt; 1;[.C3]*[.E3]*([.B3]/[.$I$2])&gt;0);[.C3]*[.E3]*([.B3]/[.$I$2]);0)" office:value-type="float" office:value="2.9997" calcext:value-type="float">
            <text:p>2,9997</text:p>
          </table:table-cell>
          <table:table-cell/>
          <table:table-cell table:style-name="ce12" office:value-type="string" calcext:value-type="string">
            <text:p>Time Step in Days for t</text:p>
          </table:table-cell>
          <table:table-cell table:style-name="ce15" office:value-type="float" office:value="14" calcext:value-type="float">
            <text:p>14</text:p>
          </table:table-cell>
        </table:table-row>
        <table:table-row table:style-name="ro1">
          <table:table-cell table:style-name="ce3" table:formula="of:=[.A3]+[.$I$3]" office:value-type="date" office:date-value="2020-01-15" calcext:value-type="date">
            <text:p>15.01.20</text:p>
          </table:table-cell>
          <table:table-cell table:formula="of:=[.$I$2]-[.C4]-[.D4]" office:value-type="float" office:value="9996.0003" calcext:value-type="float">
            <text:p>9996,0003</text:p>
          </table:table-cell>
          <table:table-cell table:formula="of:=IF([.F3]+[.D3]&lt;= [.$I$2];[.F3];[.$I$2]-[.D4])" office:value-type="float" office:value="2.9997" calcext:value-type="float">
            <text:p>2,9997</text:p>
          </table:table-cell>
          <table:table-cell table:formula="of:=[.C3]+[.D3]" office:value-type="float" office:value="1" calcext:value-type="float">
            <text:p>1</text:p>
          </table:table-cell>
          <table:table-cell table:style-name="ce15" table:formula="of:=[.E3]" office:value-type="float" office:value="3" calcext:value-type="float">
            <text:p>3</text:p>
          </table:table-cell>
          <table:table-cell table:formula="of:=IF(AND([.B4]/[.$I$2] &lt; 1;[.C4]*[.E4]*([.B4]/[.$I$2])&gt;0);[.C4]*[.E4]*([.B4]/[.$I$2]);0)" office:value-type="float" office:value="8.995500629973" calcext:value-type="float">
            <text:p>8,995500629973</text:p>
          </table:table-cell>
          <table:table-cell table:number-columns-repeated="2"/>
          <table:table-cell table:style-name="ce14"/>
        </table:table-row>
        <table:table-row table:style-name="ro1">
          <table:table-cell table:style-name="ce3" table:formula="of:=[.A4]+[.$I$3]" office:value-type="date" office:date-value="2020-01-29" calcext:value-type="date">
            <text:p>29.01.20</text:p>
          </table:table-cell>
          <table:table-cell table:formula="of:=[.$I$2]-[.C5]-[.D5]" office:value-type="float" office:value="9987.00479937003" calcext:value-type="float">
            <text:p>9987,00479937003</text:p>
          </table:table-cell>
          <table:table-cell table:formula="of:=IF([.F4]+[.D4]&lt;= [.$I$2];[.F4];[.$I$2]-[.D5])" office:value-type="float" office:value="8.995500629973" calcext:value-type="float">
            <text:p>8,995500629973</text:p>
          </table:table-cell>
          <table:table-cell table:formula="of:=[.C4]+[.D4]" office:value-type="float" office:value="3.9997" calcext:value-type="float">
            <text:p>3,9997</text:p>
          </table:table-cell>
          <table:table-cell table:style-name="ce15" table:formula="of:=[.E4]" office:value-type="float" office:value="3" calcext:value-type="float">
            <text:p>3</text:p>
          </table:table-cell>
          <table:table-cell table:formula="of:=IF(AND([.B5]/[.$I$2] &lt; 1;[.C5]*[.E5]*([.B5]/[.$I$2])&gt;0);[.C5]*[.E5]*([.B5]/[.$I$2]);0)" office:value-type="float" office:value="26.9514323892829" calcext:value-type="float">
            <text:p>26,9514323892829</text:p>
          </table:table-cell>
          <table:table-cell/>
          <table:table-cell table:style-name="ce14" office:value-type="string" calcext:value-type="string">
            <text:p>BRN= Basi c reproduction numberl</text:p>
          </table:table-cell>
          <table:table-cell/>
        </table:table-row>
        <table:table-row table:style-name="ro1">
          <table:table-cell table:style-name="ce3" table:formula="of:=[.A5]+[.$I$3]" office:value-type="date" office:date-value="2020-02-12" calcext:value-type="date">
            <text:p>12.02.20</text:p>
          </table:table-cell>
          <table:table-cell table:formula="of:=[.$I$2]-[.C6]-[.D6]" office:value-type="float" office:value="9960.05336698074" calcext:value-type="float">
            <text:p>9960,05336698074</text:p>
          </table:table-cell>
          <table:table-cell table:formula="of:=IF([.F5]+[.D5]&lt;= [.$I$2];[.F5];[.$I$2]-[.D6])" office:value-type="float" office:value="26.9514323892829" calcext:value-type="float">
            <text:p>26,9514323892829</text:p>
          </table:table-cell>
          <table:table-cell table:formula="of:=[.C5]+[.D5]" office:value-type="float" office:value="12.995200629973" calcext:value-type="float">
            <text:p>12,995200629973</text:p>
          </table:table-cell>
          <table:table-cell table:style-name="ce15" table:formula="of:=[.E5]" office:value-type="float" office:value="3" calcext:value-type="float">
            <text:p>3</text:p>
          </table:table-cell>
          <table:table-cell table:formula="of:=IF(AND([.B6]/[.$I$2] &lt; 1;[.C6]*[.E6]*([.B6]/[.$I$2])&gt;0);[.C6]*[.E6]*([.B6]/[.$I$2]);0)" office:value-type="float" office:value="80.5313114741494" calcext:value-type="float">
            <text:p>80,5313114741494</text:p>
          </table:table-cell>
          <table:table-cell table:number-columns-repeated="3"/>
        </table:table-row>
        <table:table-row table:style-name="ro1">
          <table:table-cell table:style-name="ce3" table:formula="of:=[.A6]+[.$I$3]" office:value-type="date" office:date-value="2020-02-26" calcext:value-type="date">
            <text:p>26.02.20</text:p>
          </table:table-cell>
          <table:table-cell table:formula="of:=[.$I$2]-[.C7]-[.D7]" office:value-type="float" office:value="9879.52205550659" calcext:value-type="float">
            <text:p>9879,52205550659</text:p>
          </table:table-cell>
          <table:table-cell table:formula="of:=IF([.F6]+[.D6]&lt;= [.$I$2];[.F6];[.$I$2]-[.D7])" office:value-type="float" office:value="80.5313114741494" calcext:value-type="float">
            <text:p>80,5313114741494</text:p>
          </table:table-cell>
          <table:table-cell table:formula="of:=[.C6]+[.D6]" office:value-type="float" office:value="39.9466330192559" calcext:value-type="float">
            <text:p>39,9466330192559</text:p>
          </table:table-cell>
          <table:table-cell table:style-name="ce15" table:formula="of:=[.E6]" office:value-type="float" office:value="3" calcext:value-type="float">
            <text:p>3</text:p>
          </table:table-cell>
          <table:table-cell table:formula="of:=IF(AND([.B7]/[.$I$2] &lt; 1;[.C7]*[.E7]*([.B7]/[.$I$2])&gt;0);[.C7]*[.E7]*([.B7]/[.$I$2]);0)" office:value-type="float" office:value="238.683260360319" calcext:value-type="float">
            <text:p>238,683260360319</text:p>
          </table:table-cell>
          <table:table-cell table:number-columns-repeated="3"/>
        </table:table-row>
        <table:table-row table:style-name="ro1">
          <table:table-cell table:style-name="ce3" table:formula="of:=[.A7]+[.$I$3]" office:value-type="date" office:date-value="2020-03-11" calcext:value-type="date">
            <text:p>11.03.20</text:p>
          </table:table-cell>
          <table:table-cell table:formula="of:=[.$I$2]-[.C8]-[.D8]" office:value-type="float" office:value="9640.83879514628" calcext:value-type="float">
            <text:p>9640,83879514628</text:p>
          </table:table-cell>
          <table:table-cell table:formula="of:=IF([.F7]+[.D7]&lt;= [.$I$2];[.F7];[.$I$2]-[.D8])" office:value-type="float" office:value="238.683260360319" calcext:value-type="float">
            <text:p>238,683260360319</text:p>
          </table:table-cell>
          <table:table-cell table:formula="of:=[.C7]+[.D7]" office:value-type="float" office:value="120.477944493405" calcext:value-type="float">
            <text:p>120,477944493405</text:p>
          </table:table-cell>
          <table:table-cell table:style-name="ce15" table:formula="of:=[.E7]" office:value-type="float" office:value="3" calcext:value-type="float">
            <text:p>3</text:p>
          </table:table-cell>
          <table:table-cell table:formula="of:=IF(AND([.B8]/[.$I$2] &lt; 1;[.C8]*[.E8]*([.B8]/[.$I$2])&gt;0);[.C8]*[.E8]*([.B8]/[.$I$2]);0)" office:value-type="float" office:value="690.332050870129" calcext:value-type="float">
            <text:p>690,332050870129</text:p>
          </table:table-cell>
          <table:table-cell table:number-columns-repeated="3"/>
        </table:table-row>
        <table:table-row table:style-name="ro1">
          <table:table-cell table:style-name="ce3" table:formula="of:=[.A8]+[.$I$3]" office:value-type="date" office:date-value="2020-03-25" calcext:value-type="date">
            <text:p>25.03.20</text:p>
          </table:table-cell>
          <table:table-cell table:formula="of:=[.$I$2]-[.C9]-[.D9]" office:value-type="float" office:value="8950.50674427615" calcext:value-type="float">
            <text:p>8950,50674427615</text:p>
          </table:table-cell>
          <table:table-cell table:formula="of:=IF([.F8]+[.D8]&lt;= [.$I$2];[.F8];[.$I$2]-[.D9])" office:value-type="float" office:value="690.332050870129" calcext:value-type="float">
            <text:p>690,332050870129</text:p>
          </table:table-cell>
          <table:table-cell table:formula="of:=[.C8]+[.D8]" office:value-type="float" office:value="359.161204853724" calcext:value-type="float">
            <text:p>359,161204853724</text:p>
          </table:table-cell>
          <table:table-cell table:style-name="ce15" office:value-type="float" office:value="0.7" calcext:value-type="float">
            <text:p>0,7</text:p>
          </table:table-cell>
          <table:table-cell table:formula="of:=IF(AND([.B9]/[.$I$2] &lt; 1;[.C9]*[.E9]*([.B9]/[.$I$2])&gt;0);[.C9]*[.E9]*([.B9]/[.$I$2]);0)" office:value-type="float" office:value="432.517517397215" calcext:value-type="float">
            <text:p>432,517517397215</text:p>
          </table:table-cell>
          <table:table-cell table:number-columns-repeated="3"/>
        </table:table-row>
        <table:table-row table:style-name="ro1">
          <table:table-cell table:style-name="ce3" table:formula="of:=[.A9]+[.$I$3]" office:value-type="date" office:date-value="2020-04-08" calcext:value-type="date">
            <text:p>08.04.20</text:p>
          </table:table-cell>
          <table:table-cell table:formula="of:=[.$I$2]-[.C10]-[.D10]" office:value-type="float" office:value="8517.98922687893" calcext:value-type="float">
            <text:p>8517,98922687893</text:p>
          </table:table-cell>
          <table:table-cell table:formula="of:=IF([.F9]+[.D9]&lt;= [.$I$2];[.F9];[.$I$2]-[.D10])" office:value-type="float" office:value="432.517517397215" calcext:value-type="float">
            <text:p>432,517517397215</text:p>
          </table:table-cell>
          <table:table-cell table:formula="of:=[.C9]+[.D9]" office:value-type="float" office:value="1049.49325572385" calcext:value-type="float">
            <text:p>1049,49325572385</text:p>
          </table:table-cell>
          <table:table-cell table:style-name="ce15" table:formula="of:=[.E9]" office:value-type="float" office:value="0.7" calcext:value-type="float">
            <text:p>0,7</text:p>
          </table:table-cell>
          <table:table-cell table:formula="of:=IF(AND([.B10]/[.$I$2] &lt; 1;[.C10]*[.E10]*([.B10]/[.$I$2])&gt;0);[.C10]*[.E10]*([.B10]/[.$I$2]);0)" office:value-type="float" office:value="257.892568753813" calcext:value-type="float">
            <text:p>257,892568753813</text:p>
          </table:table-cell>
          <table:table-cell table:number-columns-repeated="3"/>
        </table:table-row>
        <table:table-row table:style-name="ro1">
          <table:table-cell table:style-name="ce3" table:formula="of:=[.A10]+[.$I$3]" office:value-type="date" office:date-value="2020-04-22" calcext:value-type="date">
            <text:p>22.04.20</text:p>
          </table:table-cell>
          <table:table-cell table:formula="of:=[.$I$2]-[.C11]-[.D11]" office:value-type="float" office:value="8260.09665812512" calcext:value-type="float">
            <text:p>8260,09665812512</text:p>
          </table:table-cell>
          <table:table-cell table:formula="of:=IF([.F10]+[.D10]&lt;= [.$I$2];[.F10];[.$I$2]-[.D11])" office:value-type="float" office:value="257.892568753813" calcext:value-type="float">
            <text:p>257,892568753813</text:p>
          </table:table-cell>
          <table:table-cell table:formula="of:=[.C10]+[.D10]" office:value-type="float" office:value="1482.01077312107" calcext:value-type="float">
            <text:p>1482,01077312107</text:p>
          </table:table-cell>
          <table:table-cell table:style-name="ce15" table:formula="of:=[.E10]" office:value-type="float" office:value="0.7" calcext:value-type="float">
            <text:p>0,7</text:p>
          </table:table-cell>
          <table:table-cell table:formula="of:=IF(AND([.B11]/[.$I$2] &lt; 1;[.C11]*[.E11]*([.B11]/[.$I$2])&gt;0);[.C11]*[.E11]*([.B11]/[.$I$2]);0)" office:value-type="float" office:value="149.115228172307" calcext:value-type="float">
            <text:p>149,115228172307</text:p>
          </table:table-cell>
          <table:table-cell table:number-columns-repeated="3"/>
        </table:table-row>
        <table:table-row table:style-name="ro1">
          <table:table-cell table:style-name="ce3" table:formula="of:=[.A11]+[.$I$3]" office:value-type="date" office:date-value="2020-05-06" calcext:value-type="date">
            <text:p>06.05.20</text:p>
          </table:table-cell>
          <table:table-cell table:formula="of:=[.$I$2]-[.C12]-[.D12]" office:value-type="float" office:value="8110.98142995281" calcext:value-type="float">
            <text:p>8110,98142995281</text:p>
          </table:table-cell>
          <table:table-cell table:formula="of:=IF([.F11]+[.D11]&lt;= [.$I$2];[.F11];[.$I$2]-[.D12])" office:value-type="float" office:value="149.115228172307" calcext:value-type="float">
            <text:p>149,115228172307</text:p>
          </table:table-cell>
          <table:table-cell table:formula="of:=[.C11]+[.D11]" office:value-type="float" office:value="1739.90334187488" calcext:value-type="float">
            <text:p>1739,90334187488</text:p>
          </table:table-cell>
          <table:table-cell table:style-name="ce15" table:formula="of:=[.E11]" office:value-type="float" office:value="0.7" calcext:value-type="float">
            <text:p>0,7</text:p>
          </table:table-cell>
          <table:table-cell table:formula="of:=IF(AND([.B12]/[.$I$2] &lt; 1;[.C12]*[.E12]*([.B12]/[.$I$2])&gt;0);[.C12]*[.E12]*([.B12]/[.$I$2]);0)" office:value-type="float" office:value="84.6629592640132" calcext:value-type="float">
            <text:p>84,6629592640132</text:p>
          </table:table-cell>
          <table:table-cell table:number-columns-repeated="3"/>
        </table:table-row>
        <table:table-row table:style-name="ro1">
          <table:table-cell table:style-name="ce3" table:formula="of:=[.A12]+[.$I$3]" office:value-type="date" office:date-value="2020-05-20" calcext:value-type="date">
            <text:p>20.05.20</text:p>
          </table:table-cell>
          <table:table-cell table:formula="of:=[.$I$2]-[.C13]-[.D13]" office:value-type="float" office:value="8026.3184706888" calcext:value-type="float">
            <text:p>8026,3184706888</text:p>
          </table:table-cell>
          <table:table-cell table:formula="of:=IF([.F12]+[.D12]&lt;= [.$I$2];[.F12];[.$I$2]-[.D13])" office:value-type="float" office:value="84.6629592640132" calcext:value-type="float">
            <text:p>84,6629592640132</text:p>
          </table:table-cell>
          <table:table-cell table:formula="of:=[.C12]+[.D12]" office:value-type="float" office:value="1889.01857004719" calcext:value-type="float">
            <text:p>1889,01857004719</text:p>
          </table:table-cell>
          <table:table-cell table:style-name="ce15" table:formula="of:=[.E12]" office:value-type="float" office:value="0.7" calcext:value-type="float">
            <text:p>0,7</text:p>
          </table:table-cell>
          <table:table-cell table:formula="of:=IF(AND([.B13]/[.$I$2] &lt; 1;[.C13]*[.E13]*([.B13]/[.$I$2])&gt;0);[.C13]*[.E13]*([.B13]/[.$I$2]);0)" office:value-type="float" office:value="47.5672311606746" calcext:value-type="float">
            <text:p>47,5672311606746</text:p>
          </table:table-cell>
          <table:table-cell table:number-columns-repeated="3"/>
        </table:table-row>
        <table:table-row table:style-name="ro1">
          <table:table-cell table:style-name="ce3" table:formula="of:=[.A13]+[.$I$3]" office:value-type="date" office:date-value="2020-06-03" calcext:value-type="date">
            <text:p>03.06.20</text:p>
          </table:table-cell>
          <table:table-cell table:formula="of:=[.$I$2]-[.C14]-[.D14]" office:value-type="float" office:value="7978.75123952812" calcext:value-type="float">
            <text:p>7978,75123952812</text:p>
          </table:table-cell>
          <table:table-cell table:formula="of:=IF([.F13]+[.D13]&lt;= [.$I$2];[.F13];[.$I$2]-[.D14])" office:value-type="float" office:value="47.5672311606746" calcext:value-type="float">
            <text:p>47,5672311606746</text:p>
          </table:table-cell>
          <table:table-cell table:formula="of:=[.C13]+[.D13]" office:value-type="float" office:value="1973.6815293112" calcext:value-type="float">
            <text:p>1973,6815293112</text:p>
          </table:table-cell>
          <table:table-cell table:style-name="ce15" table:formula="of:=[.E13]" office:value-type="float" office:value="0.7" calcext:value-type="float">
            <text:p>0,7</text:p>
          </table:table-cell>
          <table:table-cell table:formula="of:=IF(AND([.B14]/[.$I$2] &lt; 1;[.C14]*[.E14]*([.B14]/[.$I$2])&gt;0);[.C14]*[.E14]*([.B14]/[.$I$2]);0)" office:value-type="float" office:value="26.5668973208907" calcext:value-type="float">
            <text:p>26,5668973208907</text:p>
          </table:table-cell>
          <table:table-cell table:number-columns-repeated="3"/>
        </table:table-row>
        <table:table-row table:style-name="ro1">
          <table:table-cell table:style-name="ce3" table:formula="of:=[.A14]+[.$I$3]" office:value-type="date" office:date-value="2020-06-17" calcext:value-type="date">
            <text:p>17.06.20</text:p>
          </table:table-cell>
          <table:table-cell table:formula="of:=[.$I$2]-[.C15]-[.D15]" office:value-type="float" office:value="7952.18434220723" calcext:value-type="float">
            <text:p>7952,18434220723</text:p>
          </table:table-cell>
          <table:table-cell table:formula="of:=IF([.F14]+[.D14]&lt;= [.$I$2];[.F14];[.$I$2]-[.D15])" office:value-type="float" office:value="26.5668973208907" calcext:value-type="float">
            <text:p>26,5668973208907</text:p>
          </table:table-cell>
          <table:table-cell table:formula="of:=[.C14]+[.D14]" office:value-type="float" office:value="2021.24876047188" calcext:value-type="float">
            <text:p>2021,24876047188</text:p>
          </table:table-cell>
          <table:table-cell table:style-name="ce15" table:formula="of:=[.E14]" office:value-type="float" office:value="0.7" calcext:value-type="float">
            <text:p>0,7</text:p>
          </table:table-cell>
          <table:table-cell table:formula="of:=IF(AND([.B15]/[.$I$2] &lt; 1;[.C15]*[.E15]*([.B15]/[.$I$2])&gt;0);[.C15]*[.E15]*([.B15]/[.$I$2]);0)" office:value-type="float" office:value="14.788540542735" calcext:value-type="float">
            <text:p>14,788540542735</text:p>
          </table:table-cell>
          <table:table-cell table:number-columns-repeated="3"/>
        </table:table-row>
        <table:table-row table:style-name="ro1">
          <table:table-cell table:style-name="ce3" table:formula="of:=[.A15]+[.$I$3]" office:value-type="date" office:date-value="2020-07-01" calcext:value-type="date">
            <text:p>01.07.20</text:p>
          </table:table-cell>
          <table:table-cell table:formula="of:=[.$I$2]-[.C16]-[.D16]" office:value-type="float" office:value="7937.3958016645" calcext:value-type="float">
            <text:p>7937,3958016645</text:p>
          </table:table-cell>
          <table:table-cell table:formula="of:=IF([.F15]+[.D15]&lt;= [.$I$2];[.F15];[.$I$2]-[.D16])" office:value-type="float" office:value="14.788540542735" calcext:value-type="float">
            <text:p>14,788540542735</text:p>
          </table:table-cell>
          <table:table-cell table:formula="of:=[.C15]+[.D15]" office:value-type="float" office:value="2047.81565779277" calcext:value-type="float">
            <text:p>2047,81565779277</text:p>
          </table:table-cell>
          <table:table-cell table:style-name="ce15" table:formula="of:=[.E15]" office:value-type="float" office:value="0.7" calcext:value-type="float">
            <text:p>0,7</text:p>
          </table:table-cell>
          <table:table-cell table:formula="of:=IF(AND([.B16]/[.$I$2] &lt; 1;[.C16]*[.E16]*([.B16]/[.$I$2])&gt;0);[.C16]*[.E16]*([.B16]/[.$I$2]);0)" office:value-type="float" office:value="8.21677497316551" calcext:value-type="float">
            <text:p>8,21677497316551</text:p>
          </table:table-cell>
          <table:table-cell table:number-columns-repeated="3"/>
        </table:table-row>
        <table:table-row table:style-name="ro1">
          <table:table-cell table:style-name="ce3" table:formula="of:=[.A16]+[.$I$3]" office:value-type="date" office:date-value="2020-07-15" calcext:value-type="date">
            <text:p>15.07.20</text:p>
          </table:table-cell>
          <table:table-cell table:formula="of:=[.$I$2]-[.C17]-[.D17]" office:value-type="float" office:value="7929.17902669133" calcext:value-type="float">
            <text:p>7929,17902669133</text:p>
          </table:table-cell>
          <table:table-cell table:formula="of:=IF([.F16]+[.D16]&lt;= [.$I$2];[.F16];[.$I$2]-[.D16])" office:value-type="float" office:value="8.21677497316551" calcext:value-type="float">
            <text:p>8,21677497316551</text:p>
          </table:table-cell>
          <table:table-cell table:formula="of:=[.C16]+[.D16]" office:value-type="float" office:value="2062.6041983355" calcext:value-type="float">
            <text:p>2062,6041983355</text:p>
          </table:table-cell>
          <table:table-cell table:style-name="ce15" table:formula="of:=[.E16]" office:value-type="float" office:value="0.7" calcext:value-type="float">
            <text:p>0,7</text:p>
          </table:table-cell>
          <table:table-cell table:formula="of:=IF(AND([.B17]/[.$I$2] &lt; 1;[.C17]*[.E17]*([.B17]/[.$I$2])&gt;0);[.C17]*[.E17]*([.B17]/[.$I$2]);0)" office:value-type="float" office:value="4.56065958489863" calcext:value-type="float">
            <text:p>4,56065958489863</text:p>
          </table:table-cell>
          <table:table-cell table:number-columns-repeated="3"/>
        </table:table-row>
        <table:table-row table:style-name="ro1">
          <table:table-cell table:style-name="ce3" table:formula="of:=[.A17]+[.$I$3]" office:value-type="date" office:date-value="2020-07-29" calcext:value-type="date">
            <text:p>29.07.20</text:p>
          </table:table-cell>
          <table:table-cell table:formula="of:=[.$I$2]-[.C18]-[.D18]" office:value-type="float" office:value="7924.61836710644" calcext:value-type="float">
            <text:p>7924,61836710644</text:p>
          </table:table-cell>
          <table:table-cell table:formula="of:=IF([.F17]+[.D17]&lt;= [.$I$2];[.F17];[.$I$2]-[.D17])" office:value-type="float" office:value="4.56065958489863" calcext:value-type="float">
            <text:p>4,56065958489863</text:p>
          </table:table-cell>
          <table:table-cell table:formula="of:=[.C17]+[.D17]" office:value-type="float" office:value="2070.82097330867" calcext:value-type="float">
            <text:p>2070,82097330867</text:p>
          </table:table-cell>
          <table:table-cell table:style-name="ce15" table:formula="of:=[.E17]" office:value-type="float" office:value="0.7" calcext:value-type="float">
            <text:p>0,7</text:p>
          </table:table-cell>
          <table:table-cell table:formula="of:=IF(AND([.B18]/[.$I$2] &lt; 1;[.C18]*[.E18]*([.B18]/[.$I$2])&gt;0);[.C18]*[.E18]*([.B18]/[.$I$2]);0)" office:value-type="float" office:value="2.52990406988254" calcext:value-type="float">
            <text:p>2,52990406988254</text:p>
          </table:table-cell>
          <table:table-cell table:number-columns-repeated="3"/>
        </table:table-row>
        <table:table-row table:style-name="ro1">
          <table:table-cell table:style-name="ce3" table:formula="of:=[.A18]+[.$I$3]" office:value-type="date" office:date-value="2020-08-12" calcext:value-type="date">
            <text:p>12.08.20</text:p>
          </table:table-cell>
          <table:table-cell table:formula="of:=[.$I$2]-[.C19]-[.D19]" office:value-type="float" office:value="7922.08846303655" calcext:value-type="float">
            <text:p>7922,08846303655</text:p>
          </table:table-cell>
          <table:table-cell table:formula="of:=IF([.F18]+[.D18]&lt;= [.$I$2];[.F18];[.$I$2]-[.D18])" office:value-type="float" office:value="2.52990406988254" calcext:value-type="float">
            <text:p>2,52990406988254</text:p>
          </table:table-cell>
          <table:table-cell table:formula="of:=[.C18]+[.D18]" office:value-type="float" office:value="2075.38163289357" calcext:value-type="float">
            <text:p>2075,38163289357</text:p>
          </table:table-cell>
          <table:table-cell table:style-name="ce15" table:formula="of:=[.E18]" office:value-type="float" office:value="0.7" calcext:value-type="float">
            <text:p>0,7</text:p>
          </table:table-cell>
          <table:table-cell table:formula="of:=IF(AND([.B19]/[.$I$2] &lt; 1;[.C19]*[.E19]*([.B19]/[.$I$2])&gt;0);[.C19]*[.E19]*([.B19]/[.$I$2]);0)" office:value-type="float" office:value="1.4029486691224" calcext:value-type="float">
            <text:p>1,4029486691224</text:p>
          </table:table-cell>
          <table:table-cell table:number-columns-repeated="3"/>
        </table:table-row>
        <table:table-row table:style-name="ro1">
          <table:table-cell table:style-name="ce3" table:formula="of:=[.A19]+[.$I$3]" office:value-type="date" office:date-value="2020-08-26" calcext:value-type="date">
            <text:p>26.08.20</text:p>
          </table:table-cell>
          <table:table-cell table:formula="of:=[.$I$2]-[.C20]-[.D20]" office:value-type="float" office:value="7920.68551436743" calcext:value-type="float">
            <text:p>7920,68551436743</text:p>
          </table:table-cell>
          <table:table-cell table:formula="of:=IF([.F19]+[.D19]&lt;= [.$I$2];[.F19];[.$I$2]-[.D19])" office:value-type="float" office:value="1.4029486691224" calcext:value-type="float">
            <text:p>1,4029486691224</text:p>
          </table:table-cell>
          <table:table-cell table:formula="of:=[.C19]+[.D19]" office:value-type="float" office:value="2077.91153696345" calcext:value-type="float">
            <text:p>2077,91153696345</text:p>
          </table:table-cell>
          <table:table-cell table:style-name="ce15" office:value-type="float" office:value="3" calcext:value-type="float">
            <text:p>3</text:p>
          </table:table-cell>
          <table:table-cell table:formula="of:=IF(AND([.B20]/[.$I$2] &lt; 1;[.C20]*[.E20]*([.B20]/[.$I$2])&gt;0);[.C20]*[.E20]*([.B20]/[.$I$2]);0)" office:value-type="float" office:value="3.33369456027566" calcext:value-type="float">
            <text:p>3,33369456027566</text:p>
          </table:table-cell>
          <table:table-cell table:number-columns-repeated="3"/>
        </table:table-row>
        <table:table-row table:style-name="ro1">
          <table:table-cell table:style-name="ce3" table:formula="of:=[.A20]+[.$I$3]" office:value-type="date" office:date-value="2020-09-09" calcext:value-type="date">
            <text:p>09.09.20</text:p>
          </table:table-cell>
          <table:table-cell table:formula="of:=[.$I$2]-[.C21]-[.D21]" office:value-type="float" office:value="7917.35181980715" calcext:value-type="float">
            <text:p>7917,35181980715</text:p>
          </table:table-cell>
          <table:table-cell table:formula="of:=IF([.F20]+[.D20]&lt;= [.$I$2];[.F20];[.$I$2]-[.D20])" office:value-type="float" office:value="3.33369456027566" calcext:value-type="float">
            <text:p>3,33369456027566</text:p>
          </table:table-cell>
          <table:table-cell table:formula="of:=[.C20]+[.D20]" office:value-type="float" office:value="2079.31448563257" calcext:value-type="float">
            <text:p>2079,31448563257</text:p>
          </table:table-cell>
          <table:table-cell table:style-name="ce15" table:formula="of:=[.E20]" office:value-type="float" office:value="3" calcext:value-type="float">
            <text:p>3</text:p>
          </table:table-cell>
          <table:table-cell table:formula="of:=IF(AND([.B21]/[.$I$2] &lt; 1;[.C21]*[.E21]*([.B21]/[.$I$2])&gt;0);[.C21]*[.E21]*([.B21]/[.$I$2]);0)" office:value-type="float" office:value="7.9182098080439" calcext:value-type="float">
            <text:p>7,9182098080439</text:p>
          </table:table-cell>
          <table:table-cell table:number-columns-repeated="3"/>
        </table:table-row>
        <table:table-row table:style-name="ro1">
          <table:table-cell table:style-name="ce3" table:formula="of:=[.A21]+[.$I$3]" office:value-type="date" office:date-value="2020-09-23" calcext:value-type="date">
            <text:p>23.09.20</text:p>
          </table:table-cell>
          <table:table-cell table:formula="of:=[.$I$2]-[.C22]-[.D22]" office:value-type="float" office:value="7909.43360999911" calcext:value-type="float">
            <text:p>7909,43360999911</text:p>
          </table:table-cell>
          <table:table-cell table:formula="of:=IF([.F21]+[.D21]&lt;= [.$I$2];[.F21];[.$I$2]-[.D21])" office:value-type="float" office:value="7.9182098080439" calcext:value-type="float">
            <text:p>7,9182098080439</text:p>
          </table:table-cell>
          <table:table-cell table:formula="of:=[.C21]+[.D21]" office:value-type="float" office:value="2082.64818019285" calcext:value-type="float">
            <text:p>2082,64818019285</text:p>
          </table:table-cell>
          <table:table-cell table:style-name="ce15" table:formula="of:=[.E21]" office:value-type="float" office:value="3" calcext:value-type="float">
            <text:p>3</text:p>
          </table:table-cell>
          <table:table-cell table:formula="of:=IF(AND([.B22]/[.$I$2] &lt; 1;[.C22]*[.E22]*([.B22]/[.$I$2])&gt;0);[.C22]*[.E22]*([.B22]/[.$I$2]);0)" office:value-type="float" office:value="18.7885664360301" calcext:value-type="float">
            <text:p>18,7885664360301</text:p>
          </table:table-cell>
          <table:table-cell table:number-columns-repeated="3"/>
        </table:table-row>
        <table:table-row table:style-name="ro1">
          <table:table-cell table:style-name="ce3" table:formula="of:=[.A22]+[.$I$3]" office:value-type="date" office:date-value="2020-10-07" calcext:value-type="date">
            <text:p>07.10.20</text:p>
          </table:table-cell>
          <table:table-cell table:formula="of:=[.$I$2]-[.C23]-[.D23]" office:value-type="float" office:value="7890.64504356308" calcext:value-type="float">
            <text:p>7890,64504356308</text:p>
          </table:table-cell>
          <table:table-cell table:formula="of:=IF([.F22]+[.D22]&lt;= [.$I$2];[.F22];[.$I$2]-[.D22])" office:value-type="float" office:value="18.7885664360301" calcext:value-type="float">
            <text:p>18,7885664360301</text:p>
          </table:table-cell>
          <table:table-cell table:formula="of:=[.C22]+[.D22]" office:value-type="float" office:value="2090.56639000089" calcext:value-type="float">
            <text:p>2090,56639000089</text:p>
          </table:table-cell>
          <table:table-cell table:style-name="ce15" table:formula="of:=[.E22]" office:value-type="float" office:value="3" calcext:value-type="float">
            <text:p>3</text:p>
          </table:table-cell>
          <table:table-cell table:formula="of:=IF(AND([.B23]/[.$I$2] &lt; 1;[.C23]*[.E23]*([.B23]/[.$I$2])&gt;0);[.C23]*[.E23]*([.B23]/[.$I$2]);0)" office:value-type="float" office:value="44.476172587235" calcext:value-type="float">
            <text:p>44,476172587235</text:p>
          </table:table-cell>
          <table:table-cell table:number-columns-repeated="3"/>
        </table:table-row>
        <table:table-row table:style-name="ro1">
          <table:table-cell table:style-name="ce3" table:formula="of:=[.A23]+[.$I$3]" office:value-type="date" office:date-value="2020-10-21" calcext:value-type="date">
            <text:p>21.10.20</text:p>
          </table:table-cell>
          <table:table-cell table:formula="of:=[.$I$2]-[.C24]-[.D24]" office:value-type="float" office:value="7846.16887097585" calcext:value-type="float">
            <text:p>7846,16887097585</text:p>
          </table:table-cell>
          <table:table-cell table:formula="of:=IF([.F23]+[.D23]&lt;= [.$I$2];[.F23];[.$I$2]-[.D23])" office:value-type="float" office:value="44.476172587235" calcext:value-type="float">
            <text:p>44,476172587235</text:p>
          </table:table-cell>
          <table:table-cell table:formula="of:=[.C23]+[.D23]" office:value-type="float" office:value="2109.35495643692" calcext:value-type="float">
            <text:p>2109,35495643692</text:p>
          </table:table-cell>
          <table:table-cell table:style-name="ce15" table:formula="of:=[.E23]" office:value-type="float" office:value="3" calcext:value-type="float">
            <text:p>3</text:p>
          </table:table-cell>
          <table:table-cell table:formula="of:=IF(AND([.B24]/[.$I$2] &lt; 1;[.C24]*[.E24]*([.B24]/[.$I$2])&gt;0);[.C24]*[.E24]*([.B24]/[.$I$2]);0)" office:value-type="float" office:value="104.690268256234" calcext:value-type="float">
            <text:p>104,690268256234</text:p>
          </table:table-cell>
          <table:table-cell table:number-columns-repeated="3"/>
        </table:table-row>
        <table:table-row table:style-name="ro1">
          <table:table-cell table:style-name="ce3" table:formula="of:=[.A24]+[.$I$3]" office:value-type="date" office:date-value="2020-11-04" calcext:value-type="date">
            <text:p>04.11.20</text:p>
          </table:table-cell>
          <table:table-cell table:formula="of:=[.$I$2]-[.C25]-[.D25]" office:value-type="float" office:value="7741.47860271961" calcext:value-type="float">
            <text:p>7741,47860271961</text:p>
          </table:table-cell>
          <table:table-cell table:formula="of:=IF([.F24]+[.D24]&lt;= [.$I$2];[.F24];[.$I$2]-[.D24])" office:value-type="float" office:value="104.690268256234" calcext:value-type="float">
            <text:p>104,690268256234</text:p>
          </table:table-cell>
          <table:table-cell table:formula="of:=[.C24]+[.D24]" office:value-type="float" office:value="2153.83112902415" calcext:value-type="float">
            <text:p>2153,83112902415</text:p>
          </table:table-cell>
          <table:table-cell table:style-name="ce15" table:formula="of:=[.E24]" office:value-type="float" office:value="3" calcext:value-type="float">
            <text:p>3</text:p>
          </table:table-cell>
          <table:table-cell table:formula="of:=IF(AND([.B25]/[.$I$2] &lt; 1;[.C25]*[.E25]*([.B25]/[.$I$2])&gt;0);[.C25]*[.E25]*([.B25]/[.$I$2]);0)" office:value-type="float" office:value="243.137241485583" calcext:value-type="float">
            <text:p>243,137241485583</text:p>
          </table:table-cell>
          <table:table-cell table:number-columns-repeated="3"/>
        </table:table-row>
        <table:table-row table:style-name="ro1">
          <table:table-cell table:style-name="ce3" table:formula="of:=[.A25]+[.$I$3]" office:value-type="date" office:date-value="2020-11-18" calcext:value-type="date">
            <text:p>18.11.20</text:p>
          </table:table-cell>
          <table:table-cell table:formula="of:=[.$I$2]-[.C26]-[.D26]" office:value-type="float" office:value="7498.34136123403" calcext:value-type="float">
            <text:p>7498,34136123403</text:p>
          </table:table-cell>
          <table:table-cell table:formula="of:=IF([.F25]+[.D25]&lt;= [.$I$2];[.F25];[.$I$2]-[.D25])" office:value-type="float" office:value="243.137241485583" calcext:value-type="float">
            <text:p>243,137241485583</text:p>
          </table:table-cell>
          <table:table-cell table:formula="of:=[.C25]+[.D25]" office:value-type="float" office:value="2258.52139728039" calcext:value-type="float">
            <text:p>2258,52139728039</text:p>
          </table:table-cell>
          <table:table-cell table:style-name="ce15" table:formula="of:=[.E25]" office:value-type="float" office:value="3" calcext:value-type="float">
            <text:p>3</text:p>
          </table:table-cell>
          <table:table-cell table:formula="of:=IF(AND([.B26]/[.$I$2] &lt; 1;[.C26]*[.E26]*([.B26]/[.$I$2])&gt;0);[.C26]*[.E26]*([.B26]/[.$I$2]);0)" office:value-type="float" office:value="546.937810286308" calcext:value-type="float">
            <text:p>546,937810286308</text:p>
          </table:table-cell>
          <table:table-cell table:number-columns-repeated="3"/>
        </table:table-row>
        <table:table-row table:style-name="ro1">
          <table:table-cell table:style-name="ce3" table:formula="of:=[.A26]+[.$I$3]" office:value-type="date" office:date-value="2020-12-02" calcext:value-type="date">
            <text:p>02.12.20</text:p>
          </table:table-cell>
          <table:table-cell table:formula="of:=[.$I$2]-[.C27]-[.D27]" office:value-type="float" office:value="6951.40355094772" calcext:value-type="float">
            <text:p>6951,40355094772</text:p>
          </table:table-cell>
          <table:table-cell table:formula="of:=IF([.F26]+[.D26]&lt;= [.$I$2];[.F26];[.$I$2]-[.D26])" office:value-type="float" office:value="546.937810286308" calcext:value-type="float">
            <text:p>546,937810286308</text:p>
          </table:table-cell>
          <table:table-cell table:formula="of:=[.C26]+[.D26]" office:value-type="float" office:value="2501.65863876597" calcext:value-type="float">
            <text:p>2501,65863876597</text:p>
          </table:table-cell>
          <table:table-cell table:style-name="ce15" table:formula="of:=[.E26]" office:value-type="float" office:value="3" calcext:value-type="float">
            <text:p>3</text:p>
          </table:table-cell>
          <table:table-cell table:formula="of:=IF(AND([.B27]/[.$I$2] &lt; 1;[.C27]*[.E27]*([.B27]/[.$I$2])&gt;0);[.C27]*[.E27]*([.B27]/[.$I$2]);0)" office:value-type="float" office:value="1140.59563097154" calcext:value-type="float">
            <text:p>1140,59563097154</text:p>
          </table:table-cell>
          <table:table-cell table:number-columns-repeated="3"/>
        </table:table-row>
        <table:table-row table:style-name="ro1">
          <table:table-cell table:style-name="ce3" table:formula="of:=[.A27]+[.$I$3]" office:value-type="date" office:date-value="2020-12-16" calcext:value-type="date">
            <text:p>16.12.20</text:p>
          </table:table-cell>
          <table:table-cell table:formula="of:=[.$I$2]-[.C28]-[.D28]" office:value-type="float" office:value="5810.80791997618" calcext:value-type="float">
            <text:p>5810,80791997618</text:p>
          </table:table-cell>
          <table:table-cell table:formula="of:=IF([.F27]+[.D27]&lt;= [.$I$2];[.F27];[.$I$2]-[.D27])" office:value-type="float" office:value="1140.59563097154" calcext:value-type="float">
            <text:p>1140,59563097154</text:p>
          </table:table-cell>
          <table:table-cell table:formula="of:=[.C27]+[.D27]" office:value-type="float" office:value="3048.59644905228" calcext:value-type="float">
            <text:p>3048,59644905228</text:p>
          </table:table-cell>
          <table:table-cell table:style-name="ce15" table:formula="of:=[.E27]" office:value-type="float" office:value="3" calcext:value-type="float">
            <text:p>3</text:p>
          </table:table-cell>
          <table:table-cell table:formula="of:=IF(AND([.B28]/[.$I$2] &lt; 1;[.C28]*[.E28]*([.B28]/[.$I$2])&gt;0);[.C28]*[.E28]*([.B28]/[.$I$2]);0)" office:value-type="float" office:value="1988.3346377819" calcext:value-type="float">
            <text:p>1988,3346377819</text:p>
          </table:table-cell>
          <table:table-cell table:number-columns-repeated="3"/>
        </table:table-row>
        <table:table-row table:style-name="ro1">
          <table:table-cell table:style-name="ce3" table:formula="of:=[.A28]+[.$I$3]" office:value-type="date" office:date-value="2020-12-30" calcext:value-type="date">
            <text:p>30.12.20</text:p>
          </table:table-cell>
          <table:table-cell table:formula="of:=[.$I$2]-[.C29]-[.D29]" office:value-type="float" office:value="3822.47328219428" calcext:value-type="float">
            <text:p>3822,47328219428</text:p>
          </table:table-cell>
          <table:table-cell table:formula="of:=IF([.F28]+[.D28]&lt;= [.$I$2];[.F28];[.$I$2]-[.D28])" office:value-type="float" office:value="1988.3346377819" calcext:value-type="float">
            <text:p>1988,3346377819</text:p>
          </table:table-cell>
          <table:table-cell table:formula="of:=[.C28]+[.D28]" office:value-type="float" office:value="4189.19208002382" calcext:value-type="float">
            <text:p>4189,19208002382</text:p>
          </table:table-cell>
          <table:table-cell table:style-name="ce15" table:formula="of:=[.E28]" office:value-type="float" office:value="3" calcext:value-type="float">
            <text:p>3</text:p>
          </table:table-cell>
          <table:table-cell table:formula="of:=IF(AND([.B29]/[.$I$2] &lt; 1;[.C29]*[.E29]*([.B29]/[.$I$2])&gt;0);[.C29]*[.E29]*([.B29]/[.$I$2]);0)" office:value-type="float" office:value="2280.10680869483" calcext:value-type="float">
            <text:p>2280,10680869483</text:p>
          </table:table-cell>
          <table:table-cell table:number-columns-repeated="3"/>
        </table:table-row>
        <table:table-row table:style-name="ro1">
          <table:table-cell table:style-name="ce3" table:formula="of:=[.A29]+[.$I$3]" office:value-type="date" office:date-value="2021-01-13" calcext:value-type="date">
            <text:p>13.01.21</text:p>
          </table:table-cell>
          <table:table-cell table:formula="of:=[.$I$2]-[.C30]-[.D30]" office:value-type="float" office:value="1542.36647349945" calcext:value-type="float">
            <text:p>1542,36647349945</text:p>
          </table:table-cell>
          <table:table-cell table:formula="of:=IF([.F29]+[.D29]&lt;= [.$I$2];[.F29];[.$I$2]-[.D29])" office:value-type="float" office:value="2280.10680869483" calcext:value-type="float">
            <text:p>2280,10680869483</text:p>
          </table:table-cell>
          <table:table-cell table:formula="of:=[.C29]+[.D29]" office:value-type="float" office:value="6177.52671780572" calcext:value-type="float">
            <text:p>6177,52671780572</text:p>
          </table:table-cell>
          <table:table-cell table:style-name="ce15" table:formula="of:=[.E29]" office:value-type="float" office:value="3" calcext:value-type="float">
            <text:p>3</text:p>
          </table:table-cell>
          <table:table-cell table:formula="of:=IF(AND([.B30]/[.$I$2] &lt; 1;[.C30]*[.E30]*([.B30]/[.$I$2])&gt;0);[.C30]*[.E30]*([.B30]/[.$I$2]);0)" office:value-type="float" office:value="1055.02808931862" calcext:value-type="float">
            <text:p>1055,02808931862</text:p>
          </table:table-cell>
          <table:table-cell table:number-columns-repeated="3"/>
        </table:table-row>
        <table:table-row table:style-name="ro1">
          <table:table-cell table:style-name="ce3" table:formula="of:=[.A30]+[.$I$3]" office:value-type="date" office:date-value="2021-01-27" calcext:value-type="date">
            <text:p>27.01.21</text:p>
          </table:table-cell>
          <table:table-cell table:formula="of:=[.$I$2]-[.C31]-[.D31]" office:value-type="float" office:value="487.338384180835" calcext:value-type="float">
            <text:p>487,338384180835</text:p>
          </table:table-cell>
          <table:table-cell table:formula="of:=IF([.F30]+[.D30]&lt;= [.$I$2];[.F30];[.$I$2]-[.D30])" office:value-type="float" office:value="1055.02808931862" calcext:value-type="float">
            <text:p>1055,02808931862</text:p>
          </table:table-cell>
          <table:table-cell table:formula="of:=[.C30]+[.D30]" office:value-type="float" office:value="8457.63352650055" calcext:value-type="float">
            <text:p>8457,63352650055</text:p>
          </table:table-cell>
          <table:table-cell table:style-name="ce15" table:formula="of:=[.E30]" office:value-type="float" office:value="3" calcext:value-type="float">
            <text:p>3</text:p>
          </table:table-cell>
          <table:table-cell table:formula="of:=IF(AND([.B31]/[.$I$2] &lt; 1;[.C31]*[.E31]*([.B31]/[.$I$2])&gt;0);[.C31]*[.E31]*([.B31]/[.$I$2]);0)" office:value-type="float" office:value="154.246705294179" calcext:value-type="float">
            <text:p>154,246705294179</text:p>
          </table:table-cell>
          <table:table-cell table:number-columns-repeated="3"/>
        </table:table-row>
        <table:table-row table:style-name="ro1">
          <table:table-cell table:style-name="ce3" table:formula="of:=[.A31]+[.$I$3]" office:value-type="date" office:date-value="2021-02-10" calcext:value-type="date">
            <text:p>10.02.21</text:p>
          </table:table-cell>
          <table:table-cell table:formula="of:=[.$I$2]-[.C32]-[.D32]" office:value-type="float" office:value="333.091678886656" calcext:value-type="float">
            <text:p>333,091678886656</text:p>
          </table:table-cell>
          <table:table-cell table:formula="of:=IF([.F31]+[.D31]&lt;= [.$I$2];[.F31];[.$I$2]-[.D31])" office:value-type="float" office:value="154.246705294179" calcext:value-type="float">
            <text:p>154,246705294179</text:p>
          </table:table-cell>
          <table:table-cell table:formula="of:=[.C31]+[.D31]" office:value-type="float" office:value="9512.66161581916" calcext:value-type="float">
            <text:p>9512,66161581916</text:p>
          </table:table-cell>
          <table:table-cell table:style-name="ce15" table:formula="of:=[.E31]" office:value-type="float" office:value="3" calcext:value-type="float">
            <text:p>3</text:p>
          </table:table-cell>
          <table:table-cell table:formula="of:=IF(AND([.B32]/[.$I$2] &lt; 1;[.C32]*[.E32]*([.B32]/[.$I$2])&gt;0);[.C32]*[.E32]*([.B32]/[.$I$2]);0)" office:value-type="float" office:value="15.413488208752" calcext:value-type="float">
            <text:p>15,413488208752</text:p>
          </table:table-cell>
          <table:table-cell table:number-columns-repeated="3"/>
        </table:table-row>
        <table:table-row table:style-name="ro1">
          <table:table-cell table:style-name="ce3" table:formula="of:=[.A32]+[.$I$3]" office:value-type="date" office:date-value="2021-02-24" calcext:value-type="date">
            <text:p>24.02.21</text:p>
          </table:table-cell>
          <table:table-cell table:formula="of:=[.$I$2]-[.C33]-[.D33]" office:value-type="float" office:value="317.678190677903" calcext:value-type="float">
            <text:p>317,678190677903</text:p>
          </table:table-cell>
          <table:table-cell table:formula="of:=IF([.F32]+[.D32]&lt;= [.$I$2];[.F32];[.$I$2]-[.D32])" office:value-type="float" office:value="15.413488208752" calcext:value-type="float">
            <text:p>15,413488208752</text:p>
          </table:table-cell>
          <table:table-cell table:formula="of:=[.C32]+[.D32]" office:value-type="float" office:value="9666.90832111334" calcext:value-type="float">
            <text:p>9666,90832111334</text:p>
          </table:table-cell>
          <table:table-cell table:style-name="ce15" table:formula="of:=[.E32]" office:value-type="float" office:value="3" calcext:value-type="float">
            <text:p>3</text:p>
          </table:table-cell>
          <table:table-cell table:formula="of:=IF(AND([.B33]/[.$I$2] &lt; 1;[.C33]*[.E33]*([.B33]/[.$I$2])&gt;0);[.C33]*[.E33]*([.B33]/[.$I$2]);0)" office:value-type="float" office:value="1.46895871385746" calcext:value-type="float">
            <text:p>1,46895871385746</text:p>
          </table:table-cell>
          <table:table-cell table:number-columns-repeated="3"/>
        </table:table-row>
        <table:table-row table:style-name="ro1">
          <table:table-cell table:style-name="ce3" table:formula="of:=[.A33]+[.$I$3]" office:value-type="date" office:date-value="2021-03-10" calcext:value-type="date">
            <text:p>10.03.21</text:p>
          </table:table-cell>
          <table:table-cell table:formula="of:=[.$I$2]-[.C34]-[.D34]" office:value-type="float" office:value="316.209231964045" calcext:value-type="float">
            <text:p>316,209231964045</text:p>
          </table:table-cell>
          <table:table-cell table:formula="of:=IF([.F33]+[.D33]&lt;= [.$I$2];[.F33];[.$I$2]-[.D33])" office:value-type="float" office:value="1.46895871385746" calcext:value-type="float">
            <text:p>1,46895871385746</text:p>
          </table:table-cell>
          <table:table-cell table:formula="of:=[.C33]+[.D33]" office:value-type="float" office:value="9682.3218093221" calcext:value-type="float">
            <text:p>9682,3218093221</text:p>
          </table:table-cell>
          <table:table-cell table:style-name="ce15" table:formula="of:=[.E33]" office:value-type="float" office:value="3" calcext:value-type="float">
            <text:p>3</text:p>
          </table:table-cell>
          <table:table-cell table:formula="of:=IF(AND([.B34]/[.$I$2] &lt; 1;[.C34]*[.E34]*([.B34]/[.$I$2])&gt;0);[.C34]*[.E34]*([.B34]/[.$I$2]);0)" office:value-type="float" office:value="0.139349492008728" calcext:value-type="float">
            <text:p>0,139349492008728</text:p>
          </table:table-cell>
          <table:table-cell table:number-columns-repeated="3"/>
        </table:table-row>
        <table:table-row table:style-name="ro1">
          <table:table-cell table:style-name="ce3" table:formula="of:=[.A34]+[.$I$3]" office:value-type="date" office:date-value="2021-03-24" calcext:value-type="date">
            <text:p>24.03.21</text:p>
          </table:table-cell>
          <table:table-cell table:formula="of:=[.$I$2]-[.C35]-[.D35]" office:value-type="float" office:value="316.069882472037" calcext:value-type="float">
            <text:p>316,069882472037</text:p>
          </table:table-cell>
          <table:table-cell table:formula="of:=IF([.F34]+[.D34]&lt;= [.$I$2];[.F34];[.$I$2]-[.D34])" office:value-type="float" office:value="0.139349492008728" calcext:value-type="float">
            <text:p>0,139349492008728</text:p>
          </table:table-cell>
          <table:table-cell table:formula="of:=[.C34]+[.D34]" office:value-type="float" office:value="9683.79076803596" calcext:value-type="float">
            <text:p>9683,79076803596</text:p>
          </table:table-cell>
          <table:table-cell table:style-name="ce15" table:formula="of:=[.E34]" office:value-type="float" office:value="3" calcext:value-type="float">
            <text:p>3</text:p>
          </table:table-cell>
          <table:table-cell table:formula="of:=IF(AND([.B35]/[.$I$2] &lt; 1;[.C35]*[.E35]*([.B35]/[.$I$2])&gt;0);[.C35]*[.E35]*([.B35]/[.$I$2]);0)" office:value-type="float" office:value="0.013213253268521" calcext:value-type="float">
            <text:p>0,013213253268521</text:p>
          </table:table-cell>
          <table:table-cell table:number-columns-repeated="3"/>
        </table:table-row>
        <table:table-row table:style-name="ro1">
          <table:table-cell table:style-name="ce3" table:formula="of:=[.A35]+[.$I$3]" office:value-type="date" office:date-value="2021-04-07" calcext:value-type="date">
            <text:p>07.04.21</text:p>
          </table:table-cell>
          <table:table-cell table:formula="of:=[.$I$2]-[.C36]-[.D36]" office:value-type="float" office:value="316.056669218768" calcext:value-type="float">
            <text:p>316,056669218768</text:p>
          </table:table-cell>
          <table:table-cell table:formula="of:=IF([.F35]+[.D35]&lt;= [.$I$2];[.F35];[.$I$2]-[.D35])" office:value-type="float" office:value="0.013213253268521" calcext:value-type="float">
            <text:p>0,013213253268521</text:p>
          </table:table-cell>
          <table:table-cell table:formula="of:=[.C35]+[.D35]" office:value-type="float" office:value="9683.93011752796" calcext:value-type="float">
            <text:p>9683,93011752796</text:p>
          </table:table-cell>
          <table:table-cell table:style-name="ce15" table:formula="of:=[.E35]" office:value-type="float" office:value="3" calcext:value-type="float">
            <text:p>3</text:p>
          </table:table-cell>
          <table:table-cell table:formula="of:=IF(AND([.B36]/[.$I$2] &lt; 1;[.C36]*[.E36]*([.B36]/[.$I$2])&gt;0);[.C36]*[.E36]*([.B36]/[.$I$2]);0)" office:value-type="float" office:value="0.00125284104527782" calcext:value-type="float">
            <text:p>0,001252841045278</text:p>
          </table:table-cell>
          <table:table-cell table:number-columns-repeated="3"/>
        </table:table-row>
        <table:table-row table:style-name="ro1">
          <table:table-cell table:style-name="ce3" table:formula="of:=[.A36]+[.$I$3]" office:value-type="date" office:date-value="2021-04-21" calcext:value-type="date">
            <text:p>21.04.21</text:p>
          </table:table-cell>
          <table:table-cell table:formula="of:=[.$I$2]-[.C37]-[.D37]" office:value-type="float" office:value="316.055416377721" calcext:value-type="float">
            <text:p>316,055416377721</text:p>
          </table:table-cell>
          <table:table-cell table:formula="of:=IF([.F36]+[.D36]&lt;= [.$I$2];[.F36];[.$I$2]-[.D36])" office:value-type="float" office:value="0.00125284104527782" calcext:value-type="float">
            <text:p>0,001252841045278</text:p>
          </table:table-cell>
          <table:table-cell table:formula="of:=[.C36]+[.D36]" office:value-type="float" office:value="9683.94333078123" calcext:value-type="float">
            <text:p>9683,94333078123</text:p>
          </table:table-cell>
          <table:table-cell table:style-name="ce15" table:formula="of:=[.E36]" office:value-type="float" office:value="3" calcext:value-type="float">
            <text:p>3</text:p>
          </table:table-cell>
          <table:table-cell table:formula="of:=IF(AND([.B37]/[.$I$2] &lt; 1;[.C37]*[.E37]*([.B37]/[.$I$2])&gt;0);[.C37]*[.E37]*([.B37]/[.$I$2]);0)" office:value-type="float" office:value="0.000118790159466114" calcext:value-type="float">
            <text:p>0,000118790159466</text:p>
          </table:table-cell>
          <table:table-cell table:number-columns-repeated="3"/>
        </table:table-row>
        <table:table-row table:style-name="ro1">
          <table:table-cell table:style-name="ce3" table:formula="of:=[.A37]+[.$I$3]" office:value-type="date" office:date-value="2021-05-05" calcext:value-type="date">
            <text:p>05.05.21</text:p>
          </table:table-cell>
          <table:table-cell table:formula="of:=[.$I$2]-[.C38]-[.D38]" office:value-type="float" office:value="316.055297587562" calcext:value-type="float">
            <text:p>316,055297587562</text:p>
          </table:table-cell>
          <table:table-cell table:formula="of:=IF([.F37]+[.D37]&lt;= [.$I$2];[.F37];[.$I$2]-[.D37])" office:value-type="float" office:value="0.000118790159466114" calcext:value-type="float">
            <text:p>0,000118790159466</text:p>
          </table:table-cell>
          <table:table-cell table:formula="of:=[.C37]+[.D37]" office:value-type="float" office:value="9683.94458362228" calcext:value-type="float">
            <text:p>9683,94458362228</text:p>
          </table:table-cell>
          <table:table-cell table:style-name="ce15" table:formula="of:=[.E37]" office:value-type="float" office:value="3" calcext:value-type="float">
            <text:p>3</text:p>
          </table:table-cell>
          <table:table-cell table:formula="of:=IF(AND([.B38]/[.$I$2] &lt; 1;[.C38]*[.E38]*([.B38]/[.$I$2])&gt;0);[.C38]*[.E38]*([.B38]/[.$I$2]);0)" office:value-type="float" office:value="0.000011263277760161" calcext:value-type="float">
            <text:p>1,1263277760161E-05</text:p>
          </table:table-cell>
          <table:table-cell table:number-columns-repeated="3"/>
        </table:table-row>
        <table:table-row table:style-name="ro1">
          <table:table-cell table:style-name="ce3" table:formula="of:=[.A38]+[.$I$3]" office:value-type="date" office:date-value="2021-05-19" calcext:value-type="date">
            <text:p>19.05.21</text:p>
          </table:table-cell>
          <table:table-cell table:formula="of:=[.$I$2]-[.C39]-[.D39]" office:value-type="float" office:value="316.055286324285" calcext:value-type="float">
            <text:p>316,055286324285</text:p>
          </table:table-cell>
          <table:table-cell table:formula="of:=IF([.F38]+[.D38]&lt;= [.$I$2];[.F38];[.$I$2]-[.D38])" office:value-type="float" office:value="0.000011263277760161" calcext:value-type="float">
            <text:p>1,1263277760161E-05</text:p>
          </table:table-cell>
          <table:table-cell table:formula="of:=[.C38]+[.D38]" office:value-type="float" office:value="9683.94470241244" calcext:value-type="float">
            <text:p>9683,94470241244</text:p>
          </table:table-cell>
          <table:table-cell table:style-name="ce15" table:formula="of:=[.E38]" office:value-type="float" office:value="3" calcext:value-type="float">
            <text:p>3</text:p>
          </table:table-cell>
          <table:table-cell table:formula="of:=IF(AND([.B39]/[.$I$2] &lt; 1;[.C39]*[.E39]*([.B39]/[.$I$2])&gt;0);[.C39]*[.E39]*([.B39]/[.$I$2]);0)" office:value-type="float" office:value="0.00000106794554323129" calcext:value-type="float">
            <text:p>1,06794554323129E-06</text:p>
          </table:table-cell>
          <table:table-cell table:number-columns-repeated="3"/>
        </table:table-row>
        <table:table-row table:style-name="ro1">
          <table:table-cell table:style-name="ce3" table:formula="of:=[.A39]+[.$I$3]" office:value-type="date" office:date-value="2021-06-02" calcext:value-type="date">
            <text:p>02.06.21</text:p>
          </table:table-cell>
          <table:table-cell table:formula="of:=[.$I$2]-[.C40]-[.D40]" office:value-type="float" office:value="316.05528525634" calcext:value-type="float">
            <text:p>316,05528525634</text:p>
          </table:table-cell>
          <table:table-cell table:formula="of:=IF([.F39]+[.D39]&lt;= [.$I$2];[.F39];[.$I$2]-[.D39])" office:value-type="float" office:value="0.00000106794554323129" calcext:value-type="float">
            <text:p>1,06794554323129E-06</text:p>
          </table:table-cell>
          <table:table-cell table:formula="of:=[.C39]+[.D39]" office:value-type="float" office:value="9683.94471367572" calcext:value-type="float">
            <text:p>9683,94471367572</text:p>
          </table:table-cell>
          <table:table-cell table:style-name="ce15" table:formula="of:=[.E39]" office:value-type="float" office:value="3" calcext:value-type="float">
            <text:p>3</text:p>
          </table:table-cell>
          <table:table-cell table:formula="of:=IF(AND([.B40]/[.$I$2] &lt; 1;[.C40]*[.E40]*([.B40]/[.$I$2])&gt;0);[.C40]*[.E40]*([.B40]/[.$I$2]);0)" office:value-type="float" office:value="0.00000010125894999126" calcext:value-type="float">
            <text:p>1,0125894999126E-07</text:p>
          </table:table-cell>
          <table:table-cell table:number-columns-repeated="3"/>
        </table:table-row>
        <table:table-row table:style-name="ro1">
          <table:table-cell table:style-name="ce3" table:formula="of:=[.A40]+[.$I$3]" office:value-type="date" office:date-value="2021-06-16" calcext:value-type="date">
            <text:p>16.06.21</text:p>
          </table:table-cell>
          <table:table-cell table:formula="of:=[.$I$2]-[.C41]-[.D41]" office:value-type="float" office:value="316.05528515508" calcext:value-type="float">
            <text:p>316,05528515508</text:p>
          </table:table-cell>
          <table:table-cell table:formula="of:=IF([.F40]+[.D40]&lt;= [.$I$2];[.F40];[.$I$2]-[.D40])" office:value-type="float" office:value="0.00000010125894999126" calcext:value-type="float">
            <text:p>1,0125894999126E-07</text:p>
          </table:table-cell>
          <table:table-cell table:formula="of:=[.C40]+[.D40]" office:value-type="float" office:value="9683.94471474366" calcext:value-type="float">
            <text:p>9683,94471474366</text:p>
          </table:table-cell>
          <table:table-cell table:style-name="ce15" table:formula="of:=[.E40]" office:value-type="float" office:value="3" calcext:value-type="float">
            <text:p>3</text:p>
          </table:table-cell>
          <table:table-cell table:formula="of:=IF(AND([.B41]/[.$I$2] &lt; 1;[.C41]*[.E41]*([.B41]/[.$I$2])&gt;0);[.C41]*[.E41]*([.B41]/[.$I$2]);0)" office:value-type="float" office:value="0.00000000960102789419755" calcext:value-type="float">
            <text:p>9,60102789419755E-09</text:p>
          </table:table-cell>
          <table:table-cell table:number-columns-repeated="3"/>
        </table:table-row>
        <table:table-row table:style-name="ro1">
          <table:table-cell table:style-name="ce3" table:formula="of:=[.A41]+[.$I$3]" office:value-type="date" office:date-value="2021-06-30" calcext:value-type="date">
            <text:p>30.06.21</text:p>
          </table:table-cell>
          <table:table-cell table:formula="of:=[.$I$2]-[.C42]-[.D42]" office:value-type="float" office:value="316.05528514548" calcext:value-type="float">
            <text:p>316,05528514548</text:p>
          </table:table-cell>
          <table:table-cell table:formula="of:=IF([.F41]+[.D41]&lt;= [.$I$2];[.F41];[.$I$2]-[.D41])" office:value-type="float" office:value="0.00000000960102789419755" calcext:value-type="float">
            <text:p>9,60102789419755E-09</text:p>
          </table:table-cell>
          <table:table-cell table:formula="of:=[.C41]+[.D41]" office:value-type="float" office:value="9683.94471484492" calcext:value-type="float">
            <text:p>9683,94471484492</text:p>
          </table:table-cell>
          <table:table-cell table:style-name="ce15" table:formula="of:=[.E41]" office:value-type="float" office:value="3" calcext:value-type="float">
            <text:p>3</text:p>
          </table:table-cell>
          <table:table-cell table:formula="of:=IF(AND([.B42]/[.$I$2] &lt; 1;[.C42]*[.E42]*([.B42]/[.$I$2])&gt;0);[.C42]*[.E42]*([.B42]/[.$I$2]);0)" office:value-type="float" office:value="0.000000000910336682637093" calcext:value-type="float">
            <text:p>9,10336682637093E-10</text:p>
          </table:table-cell>
          <table:table-cell table:number-columns-repeated="3"/>
        </table:table-row>
        <table:table-row table:style-name="ro1">
          <table:table-cell table:style-name="ce3" table:formula="of:=[.A42]+[.$I$3]" office:value-type="date" office:date-value="2021-07-14" calcext:value-type="date">
            <text:p>14.07.21</text:p>
          </table:table-cell>
          <table:table-cell table:formula="of:=[.$I$2]-[.C43]-[.D43]" office:value-type="float" office:value="316.05528514457" calcext:value-type="float">
            <text:p>316,05528514457</text:p>
          </table:table-cell>
          <table:table-cell table:formula="of:=IF([.F42]+[.D42]&lt;= [.$I$2];[.F42];[.$I$2]-[.D42])" office:value-type="float" office:value="0.000000000910336682637093" calcext:value-type="float">
            <text:p>9,10336682637093E-10</text:p>
          </table:table-cell>
          <table:table-cell table:formula="of:=[.C42]+[.D42]" office:value-type="float" office:value="9683.94471485452" calcext:value-type="float">
            <text:p>9683,94471485452</text:p>
          </table:table-cell>
          <table:table-cell table:style-name="ce15" table:formula="of:=[.E42]" office:value-type="float" office:value="3" calcext:value-type="float">
            <text:p>3</text:p>
          </table:table-cell>
          <table:table-cell table:formula="of:=IF(AND([.B43]/[.$I$2] &lt; 1;[.C43]*[.E43]*([.B43]/[.$I$2])&gt;0);[.C43]*[.E43]*([.B43]/[.$I$2]);0)" office:value-type="float" office:value="0.0000000000863150159425285" calcext:value-type="float">
            <text:p>8,63150159425285E-11</text:p>
          </table:table-cell>
          <table:table-cell table:number-columns-repeated="3"/>
        </table:table-row>
        <table:table-row table:style-name="ro1">
          <table:table-cell table:style-name="ce3" table:formula="of:=[.A43]+[.$I$3]" office:value-type="date" office:date-value="2021-07-28" calcext:value-type="date">
            <text:p>28.07.21</text:p>
          </table:table-cell>
          <table:table-cell table:formula="of:=[.$I$2]-[.C44]-[.D44]" office:value-type="float" office:value="316.055285144485" calcext:value-type="float">
            <text:p>316,055285144485</text:p>
          </table:table-cell>
          <table:table-cell table:formula="of:=IF([.F43]+[.D43]&lt;= [.$I$2];[.F43];[.$I$2]-[.D43])" office:value-type="float" office:value="0.0000000000863150159425285" calcext:value-type="float">
            <text:p>8,63150159425285E-11</text:p>
          </table:table-cell>
          <table:table-cell table:formula="of:=[.C43]+[.D43]" office:value-type="float" office:value="9683.94471485543" calcext:value-type="float">
            <text:p>9683,94471485543</text:p>
          </table:table-cell>
          <table:table-cell table:style-name="ce15" table:formula="of:=[.E43]" office:value-type="float" office:value="3" calcext:value-type="float">
            <text:p>3</text:p>
          </table:table-cell>
          <table:table-cell table:formula="of:=IF(AND([.B44]/[.$I$2] &lt; 1;[.C44]*[.E44]*([.B44]/[.$I$2])&gt;0);[.C44]*[.E44]*([.B44]/[.$I$2]);0)" office:value-type="float" office:value="0.00000000000818409509278997" calcext:value-type="float">
            <text:p>8,18409509278997E-12</text:p>
          </table:table-cell>
          <table:table-cell table:number-columns-repeated="3"/>
        </table:table-row>
        <table:table-row table:style-name="ro1">
          <table:table-cell table:style-name="ce3" table:formula="of:=[.A44]+[.$I$3]" office:value-type="date" office:date-value="2021-08-11" calcext:value-type="date">
            <text:p>11.08.21</text:p>
          </table:table-cell>
          <table:table-cell table:formula="of:=[.$I$2]-[.C45]-[.D45]" office:value-type="float" office:value="316.055285144477" calcext:value-type="float">
            <text:p>316,055285144477</text:p>
          </table:table-cell>
          <table:table-cell table:formula="of:=IF([.F44]+[.D44]&lt;= [.$I$2];[.F44];[.$I$2]-[.D44])" office:value-type="float" office:value="0.00000000000818409509278997" calcext:value-type="float">
            <text:p>8,18409509278997E-12</text:p>
          </table:table-cell>
          <table:table-cell table:formula="of:=[.C44]+[.D44]" office:value-type="float" office:value="9683.94471485552" calcext:value-type="float">
            <text:p>9683,94471485552</text:p>
          </table:table-cell>
          <table:table-cell table:style-name="ce15" table:formula="of:=[.E44]" office:value-type="float" office:value="3" calcext:value-type="float">
            <text:p>3</text:p>
          </table:table-cell>
          <table:table-cell table:formula="of:=IF(AND([.B45]/[.$I$2] &lt; 1;[.C45]*[.E45]*([.B45]/[.$I$2])&gt;0);[.C45]*[.E45]*([.B45]/[.$I$2]);0)" office:value-type="float" office:value="0.000000000000775987952460375" calcext:value-type="float">
            <text:p>7,75987952460375E-13</text:p>
          </table:table-cell>
          <table:table-cell table:number-columns-repeated="3"/>
        </table:table-row>
        <table:table-row table:style-name="ro1">
          <table:table-cell table:style-name="ce3" table:formula="of:=[.A45]+[.$I$3]" office:value-type="date" office:date-value="2021-08-25" calcext:value-type="date">
            <text:p>25.08.21</text:p>
          </table:table-cell>
          <table:table-cell table:formula="of:=[.$I$2]-[.C46]-[.D46]" office:value-type="float" office:value="316.055285144477" calcext:value-type="float">
            <text:p>316,055285144477</text:p>
          </table:table-cell>
          <table:table-cell table:formula="of:=IF([.F45]+[.D45]&lt;= [.$I$2];[.F45];[.$I$2]-[.D45])" office:value-type="float" office:value="0.000000000000775987952460375" calcext:value-type="float">
            <text:p>7,75987952460375E-13</text:p>
          </table:table-cell>
          <table:table-cell table:formula="of:=[.C45]+[.D45]" office:value-type="float" office:value="9683.94471485552" calcext:value-type="float">
            <text:p>9683,94471485552</text:p>
          </table:table-cell>
          <table:table-cell table:style-name="ce15" table:formula="of:=[.E45]" office:value-type="float" office:value="3" calcext:value-type="float">
            <text:p>3</text:p>
          </table:table-cell>
          <table:table-cell table:formula="of:=IF(AND([.B46]/[.$I$2] &lt; 1;[.C46]*[.E46]*([.B46]/[.$I$2])&gt;0);[.C46]*[.E46]*([.B46]/[.$I$2]);0)" office:value-type="float" office:value="0.0000000000000735765280750629" calcext:value-type="float">
            <text:p>7,35765280750629E-14</text:p>
          </table:table-cell>
          <table:table-cell table:number-columns-repeated="3"/>
        </table:table-row>
        <table:table-row table:style-name="ro1">
          <table:table-cell table:style-name="ce3" table:formula="of:=[.A46]+[.$I$3]" office:value-type="date" office:date-value="2021-09-08" calcext:value-type="date">
            <text:p>08.09.21</text:p>
          </table:table-cell>
          <table:table-cell table:formula="of:=[.$I$2]-[.C47]-[.D47]" office:value-type="float" office:value="316.055285144477" calcext:value-type="float">
            <text:p>316,055285144477</text:p>
          </table:table-cell>
          <table:table-cell table:formula="of:=IF([.F46]+[.D46]&lt;= [.$I$2];[.F46];[.$I$2]-[.D46])" office:value-type="float" office:value="0.0000000000000735765280750629" calcext:value-type="float">
            <text:p>7,35765280750629E-14</text:p>
          </table:table-cell>
          <table:table-cell table:formula="of:=[.C46]+[.D46]" office:value-type="float" office:value="9683.94471485552" calcext:value-type="float">
            <text:p>9683,94471485552</text:p>
          </table:table-cell>
          <table:table-cell table:style-name="ce15" table:formula="of:=[.E46]" office:value-type="float" office:value="3" calcext:value-type="float">
            <text:p>3</text:p>
          </table:table-cell>
          <table:table-cell table:formula="of:=IF(AND([.B47]/[.$I$2] &lt; 1;[.C47]*[.E47]*([.B47]/[.$I$2])&gt;0);[.C47]*[.E47]*([.B47]/[.$I$2]);0)" office:value-type="float" office:value="6.97627516821139E-015" calcext:value-type="float">
            <text:p>6,97627516821139E-15</text:p>
          </table:table-cell>
          <table:table-cell table:number-columns-repeated="3"/>
        </table:table-row>
        <table:table-row table:style-name="ro1">
          <table:table-cell table:style-name="ce3" table:formula="of:=[.A47]+[.$I$3]" office:value-type="date" office:date-value="2021-09-22" calcext:value-type="date">
            <text:p>22.09.21</text:p>
          </table:table-cell>
          <table:table-cell table:formula="of:=[.$I$2]-[.C48]-[.D48]" office:value-type="float" office:value="316.055285144477" calcext:value-type="float">
            <text:p>316,055285144477</text:p>
          </table:table-cell>
          <table:table-cell table:formula="of:=IF([.F47]+[.D47]&lt;= [.$I$2];[.F47];[.$I$2]-[.D47])" office:value-type="float" office:value="6.97627516821139E-015" calcext:value-type="float">
            <text:p>6,97627516821139E-15</text:p>
          </table:table-cell>
          <table:table-cell table:formula="of:=[.C47]+[.D47]" office:value-type="float" office:value="9683.94471485552" calcext:value-type="float">
            <text:p>9683,94471485552</text:p>
          </table:table-cell>
          <table:table-cell table:style-name="ce15" table:formula="of:=[.E47]" office:value-type="float" office:value="3" calcext:value-type="float">
            <text:p>3</text:p>
          </table:table-cell>
          <table:table-cell table:formula="of:=IF(AND([.B48]/[.$I$2] &lt; 1;[.C48]*[.E48]*([.B48]/[.$I$2])&gt;0);[.C48]*[.E48]*([.B48]/[.$I$2]);0)" office:value-type="float" office:value="6.61466591260616E-016" calcext:value-type="float">
            <text:p>6,61466591260616E-16</text:p>
          </table:table-cell>
          <table:table-cell table:number-columns-repeated="3"/>
        </table:table-row>
        <table:table-row table:style-name="ro1">
          <table:table-cell table:style-name="ce3" table:formula="of:=[.A48]+[.$I$3]" office:value-type="date" office:date-value="2021-10-06" calcext:value-type="date">
            <text:p>06.10.21</text:p>
          </table:table-cell>
          <table:table-cell table:formula="of:=[.$I$2]-[.C49]-[.D49]" office:value-type="float" office:value="316.055285144477" calcext:value-type="float">
            <text:p>316,055285144477</text:p>
          </table:table-cell>
          <table:table-cell table:formula="of:=IF([.F48]+[.D48]&lt;= [.$I$2];[.F48];[.$I$2]-[.D48])" office:value-type="float" office:value="6.61466591260616E-016" calcext:value-type="float">
            <text:p>6,61466591260616E-16</text:p>
          </table:table-cell>
          <table:table-cell table:formula="of:=[.C48]+[.D48]" office:value-type="float" office:value="9683.94471485552" calcext:value-type="float">
            <text:p>9683,94471485552</text:p>
          </table:table-cell>
          <table:table-cell table:style-name="ce15" table:formula="of:=[.E48]" office:value-type="float" office:value="3" calcext:value-type="float">
            <text:p>3</text:p>
          </table:table-cell>
          <table:table-cell table:formula="of:=IF(AND([.B49]/[.$I$2] &lt; 1;[.C49]*[.E49]*([.B49]/[.$I$2])&gt;0);[.C49]*[.E49]*([.B49]/[.$I$2]);0)" office:value-type="float" office:value="6.27180036343258E-017" calcext:value-type="float">
            <text:p>6,27180036343258E-17</text:p>
          </table:table-cell>
          <table:table-cell table:number-columns-repeated="3"/>
        </table:table-row>
        <table:table-row table:style-name="ro1">
          <table:table-cell table:style-name="ce3" table:formula="of:=[.A49]+[.$I$3]" office:value-type="date" office:date-value="2021-10-20" calcext:value-type="date">
            <text:p>20.10.21</text:p>
          </table:table-cell>
          <table:table-cell table:formula="of:=[.$I$2]-[.C50]-[.D50]" office:value-type="float" office:value="316.055285144477" calcext:value-type="float">
            <text:p>316,055285144477</text:p>
          </table:table-cell>
          <table:table-cell table:formula="of:=IF([.F49]+[.D49]&lt;= [.$I$2];[.F49];[.$I$2]-[.D49])" office:value-type="float" office:value="6.27180036343258E-017" calcext:value-type="float">
            <text:p>6,27180036343258E-17</text:p>
          </table:table-cell>
          <table:table-cell table:formula="of:=[.C49]+[.D49]" office:value-type="float" office:value="9683.94471485552" calcext:value-type="float">
            <text:p>9683,94471485552</text:p>
          </table:table-cell>
          <table:table-cell table:style-name="ce15" table:formula="of:=[.E49]" office:value-type="float" office:value="3" calcext:value-type="float">
            <text:p>3</text:p>
          </table:table-cell>
          <table:table-cell table:formula="of:=IF(AND([.B50]/[.$I$2] &lt; 1;[.C50]*[.E50]*([.B50]/[.$I$2])&gt;0);[.C50]*[.E50]*([.B50]/[.$I$2]);0)" office:value-type="float" office:value="5.94670695670176E-018" calcext:value-type="float">
            <text:p>5,94670695670176E-18</text:p>
          </table:table-cell>
          <table:table-cell table:number-columns-repeated="3"/>
        </table:table-row>
        <table:table-row table:style-name="ro1">
          <table:table-cell table:style-name="ce3" table:formula="of:=[.A50]+[.$I$3]" office:value-type="date" office:date-value="2021-11-03" calcext:value-type="date">
            <text:p>03.11.21</text:p>
          </table:table-cell>
          <table:table-cell table:formula="of:=[.$I$2]-[.C51]-[.D51]" office:value-type="float" office:value="316.055285144477" calcext:value-type="float">
            <text:p>316,055285144477</text:p>
          </table:table-cell>
          <table:table-cell table:formula="of:=IF([.F50]+[.D50]&lt;= [.$I$2];[.F50];[.$I$2]-[.D50])" office:value-type="float" office:value="5.94670695670176E-018" calcext:value-type="float">
            <text:p>5,94670695670176E-18</text:p>
          </table:table-cell>
          <table:table-cell table:formula="of:=[.C50]+[.D50]" office:value-type="float" office:value="9683.94471485552" calcext:value-type="float">
            <text:p>9683,94471485552</text:p>
          </table:table-cell>
          <table:table-cell table:style-name="ce15" table:formula="of:=[.E50]" office:value-type="float" office:value="3" calcext:value-type="float">
            <text:p>3</text:p>
          </table:table-cell>
          <table:table-cell table:formula="of:=IF(AND([.B51]/[.$I$2] &lt; 1;[.C51]*[.E51]*([.B51]/[.$I$2])&gt;0);[.C51]*[.E51]*([.B51]/[.$I$2]);0)" office:value-type="float" office:value="5.63846448861306E-019" calcext:value-type="float">
            <text:p>5,63846448861306E-19</text:p>
          </table:table-cell>
          <table:table-cell table:number-columns-repeated="3"/>
        </table:table-row>
        <table:table-row table:style-name="ro1" table:number-rows-repeated="81">
          <table:table-cell table:style-name="ce3"/>
          <table:table-cell table:number-columns-repeated="8"/>
        </table:table-row>
        <table:table-row table:style-name="ro1" table:number-rows-repeated="104844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.00.0000</text:date>, <text:time style:data-style-name="N2" text:time-value="17:11:51.257276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lbert Niehaus</meta:initial-creator>
    <meta:creation-date>2020-05-01T08:52:53.363857000</meta:creation-date>
    <dc:date>2020-07-02T09:51:58.271456000</dc:date>
    <dc:creator>Engelbert Niehaus</dc:creator>
    <meta:editing-duration>P1DT2H16M35S</meta:editing-duration>
    <meta:editing-cycles>11</meta:editing-cycles>
    <meta:generator>LibreOffice/6.0.6.2$MacOSX_X86_64 LibreOffice_project/0c292870b25a325b5ed35f6b45599d2ea4458e77</meta:generator>
    <meta:document-statistic meta:table-count="1" meta:cell-count="30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41cm" svg:height="12.946cm" xlink:href=".." xlink:type="simple" chart:class="chart:scatter" chart:style-name="ch1">
        <chart:legend chart:legend-position="end" svg:x="21.137cm" svg:y="5.674cm" style:legend-expansion="high" chart:style-name="ch2"/>
        <chart:plot-area chart:style-name="ch3" table:cell-range-address="Zeitreihe.A2:Zeitreihe.D132" chart:data-source-has-labels="both" svg:x="2.153cm" svg:y="0.285cm" svg:width="18.447cm" svg:height="12.055cm">
          <chartooo:coordinate-region svg:x="3.399cm" svg:y="0.485cm" svg:width="16.511cm" svg:height="11.207cm"/>
          <chart:axis chart:dimension="x" chart:name="primary-x" chart:style-name="ch4" chartooo:axis-type="auto">
            <chart:categories table:cell-range-address="Zeitreihe.A3:Zeitreihe.A1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Zeitreihe.B3:Zeitreihe.B132" chart:label-cell-address="Zeitreihe.B2:Zeitreihe.B2" chart:class="chart:scatter">
            <chart:domain table:cell-range-address="Zeitreihe.A3:Zeitreihe.A132"/>
            <chart:data-point chart:repeated="130"/>
          </chart:series>
          <chart:series chart:style-name="ch8" chart:values-cell-range-address="Zeitreihe.C3:Zeitreihe.C132" chart:label-cell-address="Zeitreihe.C2:Zeitreihe.C2" chart:class="chart:scatter">
            <chart:data-point chart:repeated="130"/>
          </chart:series>
          <chart:series chart:style-name="ch9" chart:values-cell-range-address="Zeitreihe.D3:Zeitreihe.D132" chart:label-cell-address="Zeitreihe.D2:Zeitreihe.D2" chart:class="chart:scatter">
            <chart:data-point chart:repeated="1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</text:p>
                <draw:g>
                  <svg:desc>Zeitreihe.B2:Zeitreihe.B2</svg:desc>
                </draw:g>
              </table:table-cell>
              <table:table-cell office:value-type="string">
                <text:p>I</text:p>
                <draw:g>
                  <svg:desc>Zeitreihe.C2:Zeitreihe.C2</svg:desc>
                </draw:g>
              </table:table-cell>
              <table:table-cell office:value-type="string">
                <text:p>R</text:p>
                <draw:g>
                  <svg:desc>Zeitreihe.D2:Zeitreihe.D2</svg:desc>
                </draw:g>
              </table:table-cell>
            </table:table-row>
          </table:table-header-rows>
          <table:table-rows>
            <table:table-row>
              <table:table-cell office:value-type="float" office:value="43831">
                <text:p>43831</text:p>
                <draw:g>
                  <svg:desc>Zeitreihe.A3:Zeitreihe.A132</svg:desc>
                </draw:g>
              </table:table-cell>
              <table:table-cell office:value-type="float" office:value="43831">
                <text:p>43831</text:p>
                <draw:g>
                  <svg:desc>Zeitreihe.A3:Zeitreihe.A132</svg:desc>
                </draw:g>
              </table:table-cell>
              <table:table-cell office:value-type="float" office:value="9999">
                <text:p>9999</text:p>
                <draw:g>
                  <svg:desc>Zeitreihe.B3:Zeitreihe.B132</svg:desc>
                </draw:g>
              </table:table-cell>
              <table:table-cell office:value-type="float" office:value="1">
                <text:p>1</text:p>
                <draw:g>
                  <svg:desc>Zeitreihe.C3:Zeitreihe.C132</svg:desc>
                </draw:g>
              </table:table-cell>
              <table:table-cell office:value-type="float" office:value="0">
                <text:p>0</text:p>
                <draw:g>
                  <svg:desc>Zeitreihe.D3:Zeitreihe.D132</svg:desc>
                </draw:g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43845">
                <text:p>43845</text:p>
              </table:table-cell>
              <table:table-cell office:value-type="float" office:value="9996.0003">
                <text:p>9996.0003</text:p>
              </table:table-cell>
              <table:table-cell office:value-type="float" office:value="2.9997">
                <text:p>2.9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43859">
                <text:p>43859</text:p>
              </table:table-cell>
              <table:table-cell office:value-type="float" office:value="9987.00479937003">
                <text:p>9987.00479937003</text:p>
              </table:table-cell>
              <table:table-cell office:value-type="float" office:value="8.995500629973">
                <text:p>8.995500629973</text:p>
              </table:table-cell>
              <table:table-cell office:value-type="float" office:value="3.9997">
                <text:p>3.9997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43873">
                <text:p>43873</text:p>
              </table:table-cell>
              <table:table-cell office:value-type="float" office:value="9960.05336698074">
                <text:p>9960.05336698074</text:p>
              </table:table-cell>
              <table:table-cell office:value-type="float" office:value="26.9514323892829">
                <text:p>26.9514323892829</text:p>
              </table:table-cell>
              <table:table-cell office:value-type="float" office:value="12.995200629973">
                <text:p>12.995200629973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3887">
                <text:p>43887</text:p>
              </table:table-cell>
              <table:table-cell office:value-type="float" office:value="9879.52205550659">
                <text:p>9879.52205550659</text:p>
              </table:table-cell>
              <table:table-cell office:value-type="float" office:value="80.5313114741494">
                <text:p>80.5313114741494</text:p>
              </table:table-cell>
              <table:table-cell office:value-type="float" office:value="39.9466330192559">
                <text:p>39.946633019255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9640.83879514628">
                <text:p>9640.83879514628</text:p>
              </table:table-cell>
              <table:table-cell office:value-type="float" office:value="238.683260360319">
                <text:p>238.683260360319</text:p>
              </table:table-cell>
              <table:table-cell office:value-type="float" office:value="120.477944493405">
                <text:p>120.47794449340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8950.50674427615">
                <text:p>8950.50674427615</text:p>
              </table:table-cell>
              <table:table-cell office:value-type="float" office:value="690.332050870129">
                <text:p>690.332050870129</text:p>
              </table:table-cell>
              <table:table-cell office:value-type="float" office:value="359.161204853724">
                <text:p>359.16120485372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8517.98922687893">
                <text:p>8517.98922687893</text:p>
              </table:table-cell>
              <table:table-cell office:value-type="float" office:value="432.517517397215">
                <text:p>432.517517397215</text:p>
              </table:table-cell>
              <table:table-cell office:value-type="float" office:value="1049.49325572385">
                <text:p>1049.49325572385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8260.09665812512">
                <text:p>8260.09665812512</text:p>
              </table:table-cell>
              <table:table-cell office:value-type="float" office:value="257.892568753813">
                <text:p>257.892568753813</text:p>
              </table:table-cell>
              <table:table-cell office:value-type="float" office:value="1482.01077312107">
                <text:p>1482.01077312107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3957">
                <text:p>43957</text:p>
              </table:table-cell>
              <table:table-cell office:value-type="float" office:value="8110.98142995281">
                <text:p>8110.98142995281</text:p>
              </table:table-cell>
              <table:table-cell office:value-type="float" office:value="149.115228172307">
                <text:p>149.115228172307</text:p>
              </table:table-cell>
              <table:table-cell office:value-type="float" office:value="1739.90334187488">
                <text:p>1739.90334187488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3971">
                <text:p>43971</text:p>
              </table:table-cell>
              <table:table-cell office:value-type="float" office:value="8026.3184706888">
                <text:p>8026.3184706888</text:p>
              </table:table-cell>
              <table:table-cell office:value-type="float" office:value="84.6629592640132">
                <text:p>84.6629592640132</text:p>
              </table:table-cell>
              <table:table-cell office:value-type="float" office:value="1889.01857004719">
                <text:p>1889.01857004719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3985">
                <text:p>43985</text:p>
              </table:table-cell>
              <table:table-cell office:value-type="float" office:value="7978.75123952812">
                <text:p>7978.75123952812</text:p>
              </table:table-cell>
              <table:table-cell office:value-type="float" office:value="47.5672311606746">
                <text:p>47.5672311606746</text:p>
              </table:table-cell>
              <table:table-cell office:value-type="float" office:value="1973.6815293112">
                <text:p>1973.6815293112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43999">
                <text:p>43999</text:p>
              </table:table-cell>
              <table:table-cell office:value-type="float" office:value="7952.18434220723">
                <text:p>7952.18434220723</text:p>
              </table:table-cell>
              <table:table-cell office:value-type="float" office:value="26.5668973208907">
                <text:p>26.5668973208907</text:p>
              </table:table-cell>
              <table:table-cell office:value-type="float" office:value="2021.24876047188">
                <text:p>2021.24876047188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44013">
                <text:p>44013</text:p>
              </table:table-cell>
              <table:table-cell office:value-type="float" office:value="7937.3958016645">
                <text:p>7937.3958016645</text:p>
              </table:table-cell>
              <table:table-cell office:value-type="float" office:value="14.788540542735">
                <text:p>14.788540542735</text:p>
              </table:table-cell>
              <table:table-cell office:value-type="float" office:value="2047.81565779277">
                <text:p>2047.81565779277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44027">
                <text:p>44027</text:p>
              </table:table-cell>
              <table:table-cell office:value-type="float" office:value="7929.17902669133">
                <text:p>7929.17902669133</text:p>
              </table:table-cell>
              <table:table-cell office:value-type="float" office:value="8.21677497316551">
                <text:p>8.21677497316551</text:p>
              </table:table-cell>
              <table:table-cell office:value-type="float" office:value="2062.6041983355">
                <text:p>2062.6041983355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44041">
                <text:p>44041</text:p>
              </table:table-cell>
              <table:table-cell office:value-type="float" office:value="7924.61836710644">
                <text:p>7924.61836710644</text:p>
              </table:table-cell>
              <table:table-cell office:value-type="float" office:value="4.56065958489863">
                <text:p>4.56065958489863</text:p>
              </table:table-cell>
              <table:table-cell office:value-type="float" office:value="2070.82097330867">
                <text:p>2070.8209733086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44055">
                <text:p>44055</text:p>
              </table:table-cell>
              <table:table-cell office:value-type="float" office:value="7922.08846303655">
                <text:p>7922.08846303655</text:p>
              </table:table-cell>
              <table:table-cell office:value-type="float" office:value="2.52990406988254">
                <text:p>2.52990406988254</text:p>
              </table:table-cell>
              <table:table-cell office:value-type="float" office:value="2075.38163289357">
                <text:p>2075.38163289357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44069">
                <text:p>44069</text:p>
              </table:table-cell>
              <table:table-cell office:value-type="float" office:value="7920.68551436743">
                <text:p>7920.68551436743</text:p>
              </table:table-cell>
              <table:table-cell office:value-type="float" office:value="1.4029486691224">
                <text:p>1.4029486691224</text:p>
              </table:table-cell>
              <table:table-cell office:value-type="float" office:value="2077.91153696345">
                <text:p>2077.91153696345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44083">
                <text:p>44083</text:p>
              </table:table-cell>
              <table:table-cell office:value-type="float" office:value="7917.35181980715">
                <text:p>7917.35181980715</text:p>
              </table:table-cell>
              <table:table-cell office:value-type="float" office:value="3.33369456027566">
                <text:p>3.33369456027566</text:p>
              </table:table-cell>
              <table:table-cell office:value-type="float" office:value="2079.31448563257">
                <text:p>2079.31448563257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44097">
                <text:p>44097</text:p>
              </table:table-cell>
              <table:table-cell office:value-type="float" office:value="7909.43360999911">
                <text:p>7909.43360999911</text:p>
              </table:table-cell>
              <table:table-cell office:value-type="float" office:value="7.9182098080439">
                <text:p>7.9182098080439</text:p>
              </table:table-cell>
              <table:table-cell office:value-type="float" office:value="2082.64818019285">
                <text:p>2082.6481801928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44111">
                <text:p>44111</text:p>
              </table:table-cell>
              <table:table-cell office:value-type="float" office:value="7890.64504356308">
                <text:p>7890.64504356308</text:p>
              </table:table-cell>
              <table:table-cell office:value-type="float" office:value="18.7885664360301">
                <text:p>18.7885664360301</text:p>
              </table:table-cell>
              <table:table-cell office:value-type="float" office:value="2090.56639000089">
                <text:p>2090.56639000089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44125">
                <text:p>44125</text:p>
              </table:table-cell>
              <table:table-cell office:value-type="float" office:value="7846.16887097585">
                <text:p>7846.16887097585</text:p>
              </table:table-cell>
              <table:table-cell office:value-type="float" office:value="44.476172587235">
                <text:p>44.476172587235</text:p>
              </table:table-cell>
              <table:table-cell office:value-type="float" office:value="2109.35495643692">
                <text:p>2109.35495643692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44139">
                <text:p>44139</text:p>
              </table:table-cell>
              <table:table-cell office:value-type="float" office:value="7741.47860271961">
                <text:p>7741.47860271961</text:p>
              </table:table-cell>
              <table:table-cell office:value-type="float" office:value="104.690268256234">
                <text:p>104.690268256234</text:p>
              </table:table-cell>
              <table:table-cell office:value-type="float" office:value="2153.83112902415">
                <text:p>2153.83112902415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4153">
                <text:p>44153</text:p>
              </table:table-cell>
              <table:table-cell office:value-type="float" office:value="7498.34136123403">
                <text:p>7498.34136123403</text:p>
              </table:table-cell>
              <table:table-cell office:value-type="float" office:value="243.137241485583">
                <text:p>243.137241485583</text:p>
              </table:table-cell>
              <table:table-cell office:value-type="float" office:value="2258.52139728039">
                <text:p>2258.52139728039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44167">
                <text:p>44167</text:p>
              </table:table-cell>
              <table:table-cell office:value-type="float" office:value="6951.40355094772">
                <text:p>6951.40355094772</text:p>
              </table:table-cell>
              <table:table-cell office:value-type="float" office:value="546.937810286308">
                <text:p>546.937810286308</text:p>
              </table:table-cell>
              <table:table-cell office:value-type="float" office:value="2501.65863876597">
                <text:p>2501.65863876597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44181">
                <text:p>44181</text:p>
              </table:table-cell>
              <table:table-cell office:value-type="float" office:value="5810.80791997618">
                <text:p>5810.80791997618</text:p>
              </table:table-cell>
              <table:table-cell office:value-type="float" office:value="1140.59563097154">
                <text:p>1140.59563097154</text:p>
              </table:table-cell>
              <table:table-cell office:value-type="float" office:value="3048.59644905228">
                <text:p>3048.59644905228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44195">
                <text:p>44195</text:p>
              </table:table-cell>
              <table:table-cell office:value-type="float" office:value="3822.47328219428">
                <text:p>3822.47328219428</text:p>
              </table:table-cell>
              <table:table-cell office:value-type="float" office:value="1988.3346377819">
                <text:p>1988.3346377819</text:p>
              </table:table-cell>
              <table:table-cell office:value-type="float" office:value="4189.19208002382">
                <text:p>4189.19208002382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44209">
                <text:p>44209</text:p>
              </table:table-cell>
              <table:table-cell office:value-type="float" office:value="1542.36647349945">
                <text:p>1542.36647349945</text:p>
              </table:table-cell>
              <table:table-cell office:value-type="float" office:value="2280.10680869483">
                <text:p>2280.10680869483</text:p>
              </table:table-cell>
              <table:table-cell office:value-type="float" office:value="6177.52671780572">
                <text:p>6177.52671780572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44223">
                <text:p>44223</text:p>
              </table:table-cell>
              <table:table-cell office:value-type="float" office:value="487.338384180835">
                <text:p>487.338384180835</text:p>
              </table:table-cell>
              <table:table-cell office:value-type="float" office:value="1055.02808931862">
                <text:p>1055.02808931862</text:p>
              </table:table-cell>
              <table:table-cell office:value-type="float" office:value="8457.63352650055">
                <text:p>8457.63352650055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44237">
                <text:p>44237</text:p>
              </table:table-cell>
              <table:table-cell office:value-type="float" office:value="333.091678886656">
                <text:p>333.091678886656</text:p>
              </table:table-cell>
              <table:table-cell office:value-type="float" office:value="154.246705294179">
                <text:p>154.246705294179</text:p>
              </table:table-cell>
              <table:table-cell office:value-type="float" office:value="9512.66161581916">
                <text:p>9512.66161581916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44251">
                <text:p>44251</text:p>
              </table:table-cell>
              <table:table-cell office:value-type="float" office:value="317.678190677903">
                <text:p>317.678190677903</text:p>
              </table:table-cell>
              <table:table-cell office:value-type="float" office:value="15.413488208752">
                <text:p>15.413488208752</text:p>
              </table:table-cell>
              <table:table-cell office:value-type="float" office:value="9666.90832111334">
                <text:p>9666.90832111334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44265">
                <text:p>44265</text:p>
              </table:table-cell>
              <table:table-cell office:value-type="float" office:value="316.209231964045">
                <text:p>316.209231964045</text:p>
              </table:table-cell>
              <table:table-cell office:value-type="float" office:value="1.46895871385746">
                <text:p>1.46895871385746</text:p>
              </table:table-cell>
              <table:table-cell office:value-type="float" office:value="9682.3218093221">
                <text:p>9682.3218093221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44279">
                <text:p>44279</text:p>
              </table:table-cell>
              <table:table-cell office:value-type="float" office:value="316.069882472037">
                <text:p>316.069882472037</text:p>
              </table:table-cell>
              <table:table-cell office:value-type="float" office:value="0.139349492008728">
                <text:p>0.139349492008728</text:p>
              </table:table-cell>
              <table:table-cell office:value-type="float" office:value="9683.79076803596">
                <text:p>9683.79076803596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44293">
                <text:p>44293</text:p>
              </table:table-cell>
              <table:table-cell office:value-type="float" office:value="316.056669218768">
                <text:p>316.056669218768</text:p>
              </table:table-cell>
              <table:table-cell office:value-type="float" office:value="0.013213253268521">
                <text:p>0.013213253268521</text:p>
              </table:table-cell>
              <table:table-cell office:value-type="float" office:value="9683.93011752796">
                <text:p>9683.93011752796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44307">
                <text:p>44307</text:p>
              </table:table-cell>
              <table:table-cell office:value-type="float" office:value="316.055416377721">
                <text:p>316.055416377721</text:p>
              </table:table-cell>
              <table:table-cell office:value-type="float" office:value="0.00125284104527782">
                <text:p>0.00125284104527782</text:p>
              </table:table-cell>
              <table:table-cell office:value-type="float" office:value="9683.94333078123">
                <text:p>9683.94333078123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44321">
                <text:p>44321</text:p>
              </table:table-cell>
              <table:table-cell office:value-type="float" office:value="316.055297587562">
                <text:p>316.055297587562</text:p>
              </table:table-cell>
              <table:table-cell office:value-type="float" office:value="0.000118790159466114">
                <text:p>0.000118790159466114</text:p>
              </table:table-cell>
              <table:table-cell office:value-type="float" office:value="9683.94458362228">
                <text:p>9683.94458362228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44335">
                <text:p>44335</text:p>
              </table:table-cell>
              <table:table-cell office:value-type="float" office:value="316.055286324285">
                <text:p>316.055286324285</text:p>
              </table:table-cell>
              <table:table-cell office:value-type="float" office:value="0.000011263277760161">
                <text:p>0.000011263277760161</text:p>
              </table:table-cell>
              <table:table-cell office:value-type="float" office:value="9683.94470241244">
                <text:p>9683.94470241244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44349">
                <text:p>44349</text:p>
              </table:table-cell>
              <table:table-cell office:value-type="float" office:value="316.05528525634">
                <text:p>316.05528525634</text:p>
              </table:table-cell>
              <table:table-cell office:value-type="float" office:value="0.00000106794554323129">
                <text:p>0.00000106794554323129</text:p>
              </table:table-cell>
              <table:table-cell office:value-type="float" office:value="9683.94471367572">
                <text:p>9683.94471367572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44363">
                <text:p>44363</text:p>
              </table:table-cell>
              <table:table-cell office:value-type="float" office:value="316.05528515508">
                <text:p>316.05528515508</text:p>
              </table:table-cell>
              <table:table-cell office:value-type="float" office:value="0.00000010125894999126">
                <text:p>0.00000010125894999126</text:p>
              </table:table-cell>
              <table:table-cell office:value-type="float" office:value="9683.94471474366">
                <text:p>9683.94471474366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44377">
                <text:p>44377</text:p>
              </table:table-cell>
              <table:table-cell office:value-type="float" office:value="316.05528514548">
                <text:p>316.05528514548</text:p>
              </table:table-cell>
              <table:table-cell office:value-type="float" office:value="0.00000000960102789419755">
                <text:p>0.00000000960102789419755</text:p>
              </table:table-cell>
              <table:table-cell office:value-type="float" office:value="9683.94471484492">
                <text:p>9683.94471484492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44391">
                <text:p>44391</text:p>
              </table:table-cell>
              <table:table-cell office:value-type="float" office:value="316.05528514457">
                <text:p>316.05528514457</text:p>
              </table:table-cell>
              <table:table-cell office:value-type="float" office:value="0.000000000910336682637093">
                <text:p>0.000000000910336682637093</text:p>
              </table:table-cell>
              <table:table-cell office:value-type="float" office:value="9683.94471485452">
                <text:p>9683.94471485452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44405">
                <text:p>44405</text:p>
              </table:table-cell>
              <table:table-cell office:value-type="float" office:value="316.055285144485">
                <text:p>316.055285144485</text:p>
              </table:table-cell>
              <table:table-cell office:value-type="float" office:value="0.0000000000863150159425285">
                <text:p>0.0000000000863150159425285</text:p>
              </table:table-cell>
              <table:table-cell office:value-type="float" office:value="9683.94471485543">
                <text:p>9683.94471485543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44419">
                <text:p>44419</text:p>
              </table:table-cell>
              <table:table-cell office:value-type="float" office:value="316.055285144477">
                <text:p>316.055285144477</text:p>
              </table:table-cell>
              <table:table-cell office:value-type="float" office:value="0.00000000000818409509278997">
                <text:p>0.00000000000818409509278997</text:p>
              </table:table-cell>
              <table:table-cell office:value-type="float" office:value="9683.94471485552">
                <text:p>9683.94471485552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44433">
                <text:p>44433</text:p>
              </table:table-cell>
              <table:table-cell office:value-type="float" office:value="316.055285144477">
                <text:p>316.055285144477</text:p>
              </table:table-cell>
              <table:table-cell office:value-type="float" office:value="0.000000000000775987952460375">
                <text:p>0.000000000000775987952460375</text:p>
              </table:table-cell>
              <table:table-cell office:value-type="float" office:value="9683.94471485552">
                <text:p>9683.94471485552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44447">
                <text:p>44447</text:p>
              </table:table-cell>
              <table:table-cell office:value-type="float" office:value="316.055285144477">
                <text:p>316.055285144477</text:p>
              </table:table-cell>
              <table:table-cell office:value-type="float" office:value="0.0000000000000735765280750629">
                <text:p>0.0000000000000735765280750629</text:p>
              </table:table-cell>
              <table:table-cell office:value-type="float" office:value="9683.94471485552">
                <text:p>9683.94471485552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44461">
                <text:p>44461</text:p>
              </table:table-cell>
              <table:table-cell office:value-type="float" office:value="316.055285144477">
                <text:p>316.055285144477</text:p>
              </table:table-cell>
              <table:table-cell office:value-type="float" office:value="6.97627516821139E-015">
                <text:p>6.97627516821139E-015</text:p>
              </table:table-cell>
              <table:table-cell office:value-type="float" office:value="9683.94471485552">
                <text:p>9683.9447148555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44475">
                <text:p>44475</text:p>
              </table:table-cell>
              <table:table-cell office:value-type="float" office:value="316.055285144477">
                <text:p>316.055285144477</text:p>
              </table:table-cell>
              <table:table-cell office:value-type="float" office:value="6.61466591260616E-016">
                <text:p>6.61466591260616E-016</text:p>
              </table:table-cell>
              <table:table-cell office:value-type="float" office:value="9683.94471485552">
                <text:p>9683.94471485552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44489">
                <text:p>44489</text:p>
              </table:table-cell>
              <table:table-cell office:value-type="float" office:value="316.055285144477">
                <text:p>316.055285144477</text:p>
              </table:table-cell>
              <table:table-cell office:value-type="float" office:value="6.27180036343258E-017">
                <text:p>6.27180036343258E-017</text:p>
              </table:table-cell>
              <table:table-cell office:value-type="float" office:value="9683.94471485552">
                <text:p>9683.94471485552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44503">
                <text:p>44503</text:p>
              </table:table-cell>
              <table:table-cell office:value-type="float" office:value="316.055285144477">
                <text:p>316.055285144477</text:p>
              </table:table-cell>
              <table:table-cell office:value-type="float" office:value="5.94670695670176E-018">
                <text:p>5.94670695670176E-018</text:p>
              </table:table-cell>
              <table:table-cell office:value-type="float" office:value="9683.94471485552">
                <text:p>9683.94471485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MacOSX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